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FC000000F8F482C20D3D6A34B0.png" manifest:media-type="image/png"/>
  <manifest:file-entry manifest:full-path="Pictures/1000000100000800000008006F457968FD9CACC8.png" manifest:media-type="image/png"/>
  <manifest:file-entry manifest:full-path="Pictures/1000FDD800000C020000042B2F60B1FC904B697A.emf" manifest:media-type="image/x-emf"/>
  <manifest:file-entry manifest:full-path="Pictures/100000010000007400000028AB89C2458461A08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ibertinus Sans" svg:font-family="'Libertinus Sans'" style:font-family-generic="modern" style:font-pitch="variable"/>
    <style:font-face style:name="Libertinus Sans1" svg:font-family="'Libertinus Sans'" style:font-family-generic="roman" style:font-pitch="variable"/>
    <style:font-face style:name="Libertinus Serif" svg:font-family="'Libertinus Serif'" style:font-family-generic="roman"/>
    <style:font-face style:name="Libertinus Serif1" svg:font-family="'Libertinus Serif'"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я2" style:family="table">
      <style:table-properties style:width="14.944cm" fo:margin-left="0cm" fo:margin-top="0cm" fo:margin-bottom="0cm" table:align="left" style:writing-mode="lr-tb"/>
    </style:style>
    <style:style style:name="Таблиця2.A" style:family="table-column">
      <style:table-column-properties style:column-width="1.498cm"/>
    </style:style>
    <style:style style:name="Таблиця2.B" style:family="table-column">
      <style:table-column-properties style:column-width="13.446cm"/>
    </style:style>
    <style:style style:name="Таблиця2.1" style:family="table-row">
      <style:table-row-properties style:min-row-height="0.157cm" fo:keep-together="auto"/>
    </style:style>
    <style:style style:name="Таблиця2.A1" style:family="table-cell">
      <style:table-cell-properties fo:padding-left="0.191cm" fo:padding-right="0.191cm" fo:padding-top="0cm" fo:padding-bottom="0cm" fo:border="none"/>
    </style:style>
    <style:style style:name="Таблиця2.B1" style:family="table-cell">
      <style:table-cell-properties style:vertical-align="middle" fo:padding-left="0.191cm" fo:padding-right="0.191cm" fo:padding-top="0cm" fo:padding-bottom="0cm" fo:border="none"/>
    </style:style>
    <style:style style:name="Таблиця2" style:family="table">
      <style:table-properties style:width="14.944cm" fo:margin-left="0cm" fo:margin-top="0cm" fo:margin-bottom="0cm" table:align="left" style:writing-mode="lr-tb"/>
    </style:style>
    <style:style style:name="Таблиця2.A" style:family="table-column">
      <style:table-column-properties style:column-width="1.498cm"/>
    </style:style>
    <style:style style:name="Таблиця2.B" style:family="table-column">
      <style:table-column-properties style:column-width="13.446cm"/>
    </style:style>
    <style:style style:name="Таблиця2.1" style:family="table-row">
      <style:table-row-properties style:min-row-height="0.157cm" fo:keep-together="auto"/>
    </style:style>
    <style:style style:name="Таблиця2.A1" style:family="table-cell">
      <style:table-cell-properties fo:padding-left="0.191cm" fo:padding-right="0.191cm" fo:padding-top="0cm" fo:padding-bottom="0cm" fo:border="none"/>
    </style:style>
    <style:style style:name="Таблиця2.B1" style:family="table-cell">
      <style:table-cell-properties style:vertical-align="middle" fo:padding-left="0.191cm" fo:padding-right="0.191cm" fo:padding-top="0cm" fo:padding-bottom="0cm" fo:border="none"/>
    </style:style>
    <style:style style:name="Tabelle3" style:family="table">
      <style:table-properties style:width="15.046cm" fo:margin-top="0cm" fo:margin-bottom="0cm" table:align="center" style:writing-mode="lr-tb"/>
    </style:style>
    <style:style style:name="Tabelle3.A" style:family="table-column">
      <style:table-column-properties style:column-width="4.101cm"/>
    </style:style>
    <style:style style:name="Tabelle3.B" style:family="table-column">
      <style:table-column-properties style:column-width="3.704cm"/>
    </style:style>
    <style:style style:name="Tabelle3.C" style:family="table-column">
      <style:table-column-properties style:column-width="7.241cm"/>
    </style:style>
    <style:style style:name="Tabelle3.1" style:family="table-row">
      <style:table-row-properties fo:keep-together="auto"/>
    </style:style>
    <style:style style:name="Tabelle3.A1" style:family="table-cell">
      <style:table-cell-properties fo:padding-left="0.191cm" fo:padding-right="0.191cm" fo:padding-top="0cm" fo:padding-bottom="0cm" fo:border-left="none" fo:border-right="none" fo:border-top="2.25pt solid #000000" fo:border-bottom="1.5pt solid #000000" style:writing-mode="lr-tb"/>
    </style:style>
    <style:style style:name="Tabelle3.A2" style:family="table-cell">
      <style:table-cell-properties fo:padding-left="0.191cm" fo:padding-right="0.191cm" fo:padding-top="0cm" fo:padding-bottom="0cm" fo:border-left="none" fo:border-right="none" fo:border-top="1.5pt solid #000000" fo:border-bottom="none" style:writing-mode="lr-tb"/>
    </style:style>
    <style:style style:name="Tabelle3.A3" style:family="table-cell">
      <style:table-cell-properties fo:padding-left="0.191cm" fo:padding-right="0.191cm" fo:padding-top="0cm" fo:padding-bottom="0cm" fo:border="none" style:writing-mode="lr-tb"/>
    </style:style>
    <style:style style:name="Tabelle3.A8" style:family="table-cell">
      <style:table-cell-properties fo:padding-left="0.191cm" fo:padding-right="0.191cm" fo:padding-top="0cm" fo:padding-bottom="0cm" fo:border-left="none" fo:border-right="none" fo:border-top="none" fo:border-bottom="2.25pt solid #000000" style:writing-mode="lr-tb"/>
    </style:style>
    <style:style style:name="Таблиця3" style:family="table">
      <style:table-properties style:width="16.799cm" fo:margin-top="0cm" fo:margin-bottom="0cm" table:align="center" style:writing-mode="lr-tb"/>
    </style:style>
    <style:style style:name="Таблиця3.A" style:family="table-column">
      <style:table-column-properties style:column-width="0.788cm"/>
    </style:style>
    <style:style style:name="Таблиця3.B" style:family="table-column">
      <style:table-column-properties style:column-width="3.194cm"/>
    </style:style>
    <style:style style:name="Таблиця3.C" style:family="table-column">
      <style:table-column-properties style:column-width="3.799cm"/>
    </style:style>
    <style:style style:name="Таблиця3.D" style:family="table-column">
      <style:table-column-properties style:column-width="5.106cm"/>
    </style:style>
    <style:style style:name="Таблиця3.E" style:family="table-column">
      <style:table-column-properties style:column-width="3.911cm"/>
    </style:style>
    <style:style style:name="Таблиця3.1" style:family="table-row">
      <style:table-row-properties style:min-row-height="1.492cm" fo:keep-together="auto"/>
    </style:style>
    <style:style style:name="Таблиця3.A1" style:family="table-cell">
      <style:table-cell-properties fo:padding-left="0.191cm" fo:padding-right="0.191cm" fo:padding-top="0cm" fo:padding-bottom="0cm" fo:border-left="none" fo:border-right="none" fo:border-top="2.25pt solid #000000" fo:border-bottom="1.5pt solid #000000" style:writing-mode="lr-tb"/>
    </style:style>
    <style:style style:name="Таблиця3.2" style:family="table-row">
      <style:table-row-properties fo:keep-together="auto"/>
    </style:style>
    <style:style style:name="Таблиця3.A2" style:family="table-cell">
      <style:table-cell-properties fo:padding-left="0.191cm" fo:padding-right="0.191cm" fo:padding-top="0cm" fo:padding-bottom="0cm" fo:border-left="none" fo:border-right="none" fo:border-top="1.5pt solid #000000" fo:border-bottom="none" style:writing-mode="lr-tb"/>
    </style:style>
    <style:style style:name="Таблиця3.3" style:family="table-row">
      <style:table-row-properties style:min-row-height="1.085cm" fo:keep-together="auto"/>
    </style:style>
    <style:style style:name="Таблиця3.A3" style:family="table-cell">
      <style:table-cell-properties fo:padding-left="0.191cm" fo:padding-right="0.191cm" fo:padding-top="0cm" fo:padding-bottom="0cm" fo:border="none" style:writing-mode="lr-tb"/>
    </style:style>
    <style:style style:name="Таблиця3.4" style:family="table-row">
      <style:table-row-properties fo:keep-together="auto"/>
    </style:style>
    <style:style style:name="Таблиця3.5" style:family="table-row">
      <style:table-row-properties style:min-row-height="1.485cm" fo:keep-together="auto"/>
    </style:style>
    <style:style style:name="Таблиця3.6" style:family="table-row">
      <style:table-row-properties fo:keep-together="auto"/>
    </style:style>
    <style:style style:name="Таблиця3.7" style:family="table-row">
      <style:table-row-properties fo:keep-together="auto"/>
    </style:style>
    <style:style style:name="Таблиця3.8" style:family="table-row">
      <style:table-row-properties fo:keep-together="auto"/>
    </style:style>
    <style:style style:name="Таблиця3.9" style:family="table-row">
      <style:table-row-properties fo:keep-together="auto"/>
    </style:style>
    <style:style style:name="Таблиця3.10" style:family="table-row">
      <style:table-row-properties fo:keep-together="auto"/>
    </style:style>
    <style:style style:name="Таблиця3.11" style:family="table-row">
      <style:table-row-properties fo:keep-together="auto"/>
    </style:style>
    <style:style style:name="Таблиця3.12" style:family="table-row">
      <style:table-row-properties style:min-row-height="1.101cm" fo:keep-together="auto"/>
    </style:style>
    <style:style style:name="Таблиця3.13" style:family="table-row">
      <style:table-row-properties fo:keep-together="auto"/>
    </style:style>
    <style:style style:name="Таблиця3.A13" style:family="table-cell">
      <style:table-cell-properties fo:padding-left="0.191cm" fo:padding-right="0.191cm" fo:padding-top="0cm" fo:padding-bottom="0cm" fo:border-left="none" fo:border-right="none" fo:border-top="none" fo:border-bottom="2.25pt solid #000000" style:writing-mode="lr-tb"/>
    </style:style>
    <style:style style:name="P1" style:family="paragraph" style:parent-style-name="Acknowledgements_20__28_Heading_29_">
      <style:paragraph-properties fo:margin-left="0.635cm" fo:margin-right="0cm" fo:line-height="100%" fo:text-indent="-0.635cm" style:auto-text-indent="false"/>
      <style:text-properties style:font-name="Libertinus Sans1"/>
    </style:style>
    <style:style style:name="P2" style:family="paragraph" style:parent-style-name="Standard">
      <style:text-properties style:font-name="Libertinus Sans1"/>
    </style:style>
    <style:style style:name="P3" style:family="paragraph" style:parent-style-name="Acknowledgements_20__28_Heading_29_">
      <style:paragraph-properties fo:margin-left="0.635cm" fo:margin-right="0cm" fo:text-indent="-0.635cm" style:auto-text-indent="false"/>
      <style:text-properties style:font-name="Libertinus Sans1"/>
    </style:style>
    <style:style style:name="P4" style:family="paragraph" style:parent-style-name="Standard">
      <style:paragraph-properties fo:margin-left="0cm" fo:margin-right="0cm" fo:line-height="100%" fo:text-indent="0cm" style:auto-text-indent="false"/>
    </style:style>
    <style:style style:name="P5" style:family="paragraph" style:parent-style-name="Author_20_First_20_Name">
      <style:paragraph-properties fo:margin-top="0.494cm" fo:margin-bottom="0.494cm" style:contextual-spacing="true"/>
    </style:style>
    <style:style style:name="P6" style:family="paragraph" style:parent-style-name="Footnote">
      <style:paragraph-properties fo:margin-top="0cm" fo:margin-bottom="0cm" style:contextual-spacing="true" fo:text-align="start" style:justify-single-word="false" fo:orphans="0" fo:widows="0"/>
    </style:style>
    <style:style style:name="P7" style:family="paragraph" style:parent-style-name="Footnote">
      <style:paragraph-properties fo:margin-top="0cm" fo:margin-bottom="0cm" style:contextual-spacing="false" fo:orphans="0" fo:widows="0"/>
    </style:style>
    <style:style style:name="P8" style:family="paragraph" style:parent-style-name="Text_20_body">
      <style:paragraph-properties fo:margin-left="0cm" fo:margin-right="0cm" fo:text-indent="0cm" style:auto-text-indent="false"/>
    </style:style>
    <style:style style:name="P9" style:family="paragraph" style:parent-style-name="Standard">
      <style:paragraph-properties fo:margin-left="0cm" fo:margin-right="0cm" fo:margin-top="0cm" fo:margin-bottom="0cm" style:contextual-spacing="true" fo:line-height="108%" fo:text-indent="0cm" style:auto-text-indent="false" style:writing-mode="lr-tb"/>
    </style:style>
    <style:style style:name="P10" style:family="paragraph" style:parent-style-name="Standard">
      <style:paragraph-properties fo:margin-top="0cm" fo:margin-bottom="0cm" style:contextual-spacing="true"/>
    </style:style>
    <style:style style:name="P11" style:family="paragraph" style:parent-style-name="Title">
      <style:paragraph-properties fo:margin-top="0cm" fo:margin-bottom="0.494cm" style:contextual-spacing="true"/>
    </style:style>
    <style:style style:name="P12" style:family="paragraph" style:parent-style-name="Copyright_20_message">
      <style:paragraph-properties fo:margin-top="0cm" fo:margin-bottom="0cm" style:contextual-spacing="true" fo:text-align="start" style:justify-single-word="false" fo:orphans="0" fo:widows="0"/>
      <style:text-properties fo:language="en" fo:country="US" style:letter-kerning="false" style:language-complex="ar" style:country-complex="SA"/>
    </style:style>
    <style:style style:name="P13"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rsid="003aee8c" officeooo:paragraph-rsid="003aee8c" style:letter-kerning="false" style:language-complex="ar" style:country-complex="SA"/>
    </style:style>
    <style:style style:name="P14" style:family="paragraph" style:parent-style-name="Table_20_Contents">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paragraph-rsid="00371f88" style:letter-kerning="false" style:language-complex="ar" style:country-complex="SA"/>
    </style:style>
    <style:style style:name="P15" style:family="paragraph" style:parent-style-name="Table_20_Heading">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paragraph-rsid="00371f88" style:letter-kerning="false" style:language-complex="ar" style:country-complex="SA"/>
    </style:style>
    <style:style style:name="P16" style:family="paragraph" style:parent-style-name="Table_20_Contents">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paragraph-rsid="0038910b" style:letter-kerning="false" style:language-complex="ar" style:country-complex="SA"/>
    </style:style>
    <style:style style:name="P17" style:family="paragraph" style:parent-style-name="Table_20_Contents">
      <style:paragraph-properties fo:margin-left="0cm" fo:margin-right="0cm" fo:margin-top="0cm" fo:margin-bottom="0.423cm" style:contextual-spacing="true" fo:orphans="2" fo:widows="2" fo:text-indent="0cm" style:auto-text-indent="false"/>
      <style:text-properties fo:language="en" fo:country="US" officeooo:paragraph-rsid="00371f88" style:letter-kerning="false" style:language-complex="ar" style:country-complex="SA"/>
    </style:style>
    <style:style style:name="P18" style:family="paragraph" style:parent-style-name="Table_20_Heading">
      <style:paragraph-properties fo:margin-left="0cm" fo:margin-right="0cm" fo:margin-top="0cm" fo:margin-bottom="0.423cm" style:contextual-spacing="true" fo:orphans="2" fo:widows="2" fo:text-indent="0cm" style:auto-text-indent="false"/>
      <style:text-properties fo:language="en" fo:country="US" officeooo:paragraph-rsid="00371f88" style:letter-kerning="false" style:language-complex="ar" style:country-complex="SA"/>
    </style:style>
    <style:style style:name="P19" style:family="paragraph" style:parent-style-name="Table_20_Contents">
      <style:paragraph-properties fo:margin-left="0cm" fo:margin-right="0cm" fo:margin-top="0cm" fo:margin-bottom="0.423cm" style:contextual-spacing="true" fo:orphans="2" fo:widows="2" fo:text-indent="0cm" style:auto-text-indent="false"/>
      <style:text-properties fo:language="en" fo:country="US" officeooo:paragraph-rsid="0038910b" style:letter-kerning="false" style:language-complex="ar" style:country-complex="SA"/>
    </style:style>
    <style:style style:name="P20" style:family="paragraph" style:parent-style-name="Standard">
      <style:paragraph-properties fo:margin-left="0cm" fo:margin-right="0cm" fo:text-indent="0cm" style:auto-text-indent="false"/>
      <style:text-properties officeooo:paragraph-rsid="0033cae1"/>
    </style:style>
    <style:style style:name="P21" style:family="paragraph" style:parent-style-name="Text_20_body">
      <style:text-properties officeooo:paragraph-rsid="00303e12"/>
    </style:style>
    <style:style style:name="P22" style:family="paragraph" style:parent-style-name="Standard">
      <style:text-properties fo:font-weight="normal" style:font-weight-asian="normal" style:font-weight-complex="normal"/>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font-weight="normal" officeooo:paragraph-rsid="0033cae1" style:font-weight-asian="normal" style:font-weight-complex="normal"/>
    </style:style>
    <style:style style:name="P25" style:family="paragraph" style:parent-style-name="Text_20_body">
      <style:text-properties fo:font-weight="normal" officeooo:paragraph-rsid="00303e12" style:font-weight-asian="normal" style:font-weight-complex="normal"/>
    </style:style>
    <style:style style:name="P26" style:family="paragraph" style:parent-style-name="Standard">
      <style:paragraph-properties fo:margin-left="0cm" fo:margin-right="0cm" fo:line-height="100%" fo:text-indent="0cm" style:auto-text-indent="false"/>
      <style:text-properties fo:color="#c9211e" loext:opacity="100%" officeooo:rsid="0035b7dd" officeooo:paragraph-rsid="0035b7dd" fo:background-color="#ffff00"/>
    </style:style>
    <style:style style:name="P27" style:family="paragraph" style:parent-style-name="Text_20_body">
      <style:paragraph-properties fo:margin-left="0cm" fo:margin-right="0cm" fo:text-indent="0cm" style:auto-text-indent="false"/>
      <style:text-properties fo:color="#c9211e" loext:opacity="100%" officeooo:paragraph-rsid="00422a93" fo:background-color="#ffff00"/>
    </style:style>
    <style:style style:name="P28" style:family="paragraph" style:parent-style-name="Text_20_body">
      <style:paragraph-properties fo:margin-left="0cm" fo:margin-right="0cm" fo:text-indent="0cm" style:auto-text-indent="false"/>
      <style:text-properties fo:color="#c9211e" loext:opacity="100%" fo:language="en" fo:country="US" officeooo:rsid="00422a93" officeooo:paragraph-rsid="00422a93" fo:background-color="#ffff00"/>
    </style:style>
    <style:style style:name="P29"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style:font-name="Cambria Math" fo:language="en" fo:country="US" officeooo:rsid="003aee8c" officeooo:paragraph-rsid="003aee8c" style:letter-kerning="false" style:font-name-complex="Cambria Math1" style:language-complex="ar" style:country-complex="SA"/>
    </style:style>
    <style:style style:name="P30" style:family="paragraph" style:parent-style-name="Table_20_Contents">
      <style:paragraph-properties fo:margin-left="0cm" fo:margin-right="0cm" fo:margin-top="0cm" fo:margin-bottom="0.423cm" style:contextual-spacing="true" fo:text-align="center" style:justify-single-word="false" fo:orphans="2" fo:widows="2" fo:text-indent="0cm" style:auto-text-indent="false"/>
      <style:text-properties style:font-name="Cambria Math" fo:language="en" fo:country="US" officeooo:paragraph-rsid="00371f88" style:letter-kerning="false" style:font-name-complex="Cambria Math1" style:language-complex="ar" style:country-complex="SA"/>
    </style:style>
    <style:style style:name="P31" style:family="paragraph" style:parent-style-name="Table_20_Contents">
      <style:paragraph-properties fo:margin-left="0cm" fo:margin-right="0cm" fo:margin-top="0cm" fo:margin-bottom="0.423cm" style:contextual-spacing="true" fo:text-align="center" style:justify-single-word="false" fo:orphans="0" fo:widows="0" fo:text-indent="0cm" style:auto-text-indent="false" text:number-lines="false" text:line-number="0"/>
      <style:text-properties officeooo:paragraph-rsid="003aee8c"/>
    </style:style>
    <style:style style:name="P32" style:family="paragraph" style:parent-style-name="Table_20_Heading">
      <style:paragraph-properties fo:margin-left="0cm" fo:margin-right="0cm" fo:margin-top="0cm" fo:margin-bottom="0.423cm" style:contextual-spacing="true" fo:text-align="center" style:justify-single-word="false" fo:orphans="0" fo:widows="0" fo:text-indent="0cm" style:auto-text-indent="false" text:number-lines="false" text:line-number="0"/>
      <style:text-properties officeooo:paragraph-rsid="003aee8c"/>
    </style:style>
    <style:style style:name="P33" style:family="paragraph" style:parent-style-name="Table_20_Contents">
      <style:paragraph-properties fo:margin-left="0cm" fo:margin-right="0cm" fo:margin-top="0cm" fo:margin-bottom="0.423cm" style:contextual-spacing="true" fo:text-align="center" style:justify-single-word="false" fo:orphans="0" fo:widows="0" fo:text-indent="0cm" style:auto-text-indent="false" text:number-lines="false" text:line-number="0"/>
      <style:text-properties officeooo:paragraph-rsid="003bd4eb"/>
    </style:style>
    <style:style style:name="P34" style:family="paragraph" style:parent-style-name="Table_20_Contents">
      <style:paragraph-properties fo:margin-left="0cm" fo:margin-right="0cm" fo:margin-top="0cm" fo:margin-bottom="0.423cm" style:contextual-spacing="true" fo:text-align="center" style:justify-single-word="false" fo:orphans="0" fo:widows="0" fo:text-indent="0cm" style:auto-text-indent="false" text:number-lines="false" text:line-number="0"/>
    </style:style>
    <style:style style:name="P35" style:family="paragraph" style:parent-style-name="Table_20_Heading">
      <style:paragraph-properties fo:margin-left="0cm" fo:margin-right="0cm" fo:margin-top="0cm" fo:margin-bottom="0.423cm" style:contextual-spacing="true" fo:text-align="center" style:justify-single-word="false" fo:orphans="0" fo:widows="0" fo:text-indent="0cm" style:auto-text-indent="false" text:number-lines="false" text:line-number="0"/>
      <style:text-properties officeooo:paragraph-rsid="003abcfe"/>
    </style:style>
    <style:style style:name="P36" style:family="paragraph" style:parent-style-name="Table_20_caption">
      <style:text-properties officeooo:rsid="00399c25" officeooo:paragraph-rsid="00399c25"/>
    </style:style>
    <style:style style:name="P37" style:family="paragraph" style:parent-style-name="Table_20_caption">
      <style:text-properties officeooo:paragraph-rsid="003abcfe"/>
    </style:style>
    <style:style style:name="P38" style:family="paragraph" style:parent-style-name="Table_20_number">
      <style:paragraph-properties fo:break-before="page"/>
      <style:text-properties officeooo:paragraph-rsid="003abcfe"/>
    </style:style>
    <style:style style:name="P39" style:family="paragraph" style:parent-style-name="Table_20_number">
      <style:paragraph-properties fo:break-before="page"/>
      <style:text-properties officeooo:paragraph-rsid="00371f88"/>
    </style:style>
    <style:style style:name="P40" style:family="paragraph" style:parent-style-name="Text_20_body">
      <style:text-properties officeooo:paragraph-rsid="00422a93"/>
    </style:style>
    <style:style style:name="P41" style:family="paragraph" style:parent-style-name="Standard">
      <style:paragraph-properties fo:margin-left="0cm" fo:margin-right="0cm" fo:text-indent="0cm" style:auto-text-indent="false"/>
      <style:text-properties officeooo:paragraph-rsid="00444632"/>
    </style:style>
    <style:style style:name="P42" style:family="paragraph" style:parent-style-name="Standard">
      <style:paragraph-properties fo:text-align="justify" style:justify-single-word="false"/>
      <style:text-properties officeooo:paragraph-rsid="00444632"/>
    </style:style>
    <style:style style:name="P43" style:family="paragraph" style:parent-style-name="Standard">
      <style:paragraph-properties fo:text-align="justify" style:justify-single-word="false"/>
      <style:text-properties style:font-name="Times New Roman" fo:font-size="14pt" fo:language="en" fo:country="US" officeooo:paragraph-rsid="00444632" style:font-size-asian="14pt" style:font-name-complex="Times New Roman1" style:font-size-complex="14pt"/>
    </style:style>
    <style:style style:name="P44" style:family="paragraph" style:parent-style-name="Standard">
      <style:paragraph-properties fo:text-align="justify" style:justify-single-word="false"/>
      <style:text-properties style:font-name="Libertinus Serif" fo:font-size="11pt" officeooo:paragraph-rsid="00444632" style:font-size-asian="11pt" style:font-size-complex="11pt"/>
    </style:style>
    <style:style style:name="P45" style:family="paragraph" style:parent-style-name="Heading_20_1">
      <style:text-properties style:font-name="Libertinus Sans1"/>
    </style:style>
    <style:style style:name="P46" style:family="paragraph" style:parent-style-name="Heading_20_1">
      <style:paragraph-properties fo:margin-left="0cm" fo:margin-right="0cm" fo:line-height="100%" fo:text-indent="0cm" style:auto-text-indent="false"/>
      <style:text-properties style:font-name="Libertinus Sans1" officeooo:rsid="0029466f" officeooo:paragraph-rsid="0029466f"/>
    </style:style>
    <style:style style:name="P47" style:family="paragraph" style:parent-style-name="Heading_20_1">
      <style:paragraph-properties fo:margin-left="0cm" fo:margin-right="0cm" fo:line-height="100%" fo:text-indent="0cm" style:auto-text-indent="false"/>
      <style:text-properties style:font-name="Libertinus Sans1" officeooo:rsid="00297764" officeooo:paragraph-rsid="00297764"/>
    </style:style>
    <style:style style:name="P48" style:family="paragraph" style:parent-style-name="Heading_20_1">
      <style:paragraph-properties fo:margin-left="0cm" fo:margin-right="0cm" fo:text-indent="0cm" style:auto-text-indent="false"/>
      <style:text-properties style:font-name="Libertinus Sans1" fo:font-size="11pt" fo:font-weight="normal" officeooo:rsid="0045fd76" officeooo:paragraph-rsid="0045fd76" style:font-size-asian="9.60000038146973pt" style:font-weight-asian="normal" style:font-size-complex="11pt" style:font-weight-complex="normal"/>
    </style:style>
    <style:style style:name="P49" style:family="paragraph" style:parent-style-name="Heading_20_1">
      <style:paragraph-properties fo:margin-left="0cm" fo:margin-right="0cm" fo:text-indent="0cm" style:auto-text-indent="false"/>
      <style:text-properties style:font-name="Libertinus Sans" officeooo:paragraph-rsid="00371f88"/>
    </style:style>
    <style:style style:name="P50" style:family="paragraph" style:parent-style-name="Heading_20_1">
      <style:paragraph-properties fo:margin-left="0cm" fo:margin-right="0cm" fo:text-indent="0cm" style:auto-text-indent="false"/>
      <style:text-properties officeooo:paragraph-rsid="004016fb"/>
    </style:style>
    <style:style style:name="P51" style:family="paragraph" style:parent-style-name="Heading_20_1">
      <style:paragraph-properties fo:margin-left="0cm" fo:margin-right="0cm" fo:line-height="100%" fo:text-indent="0cm" style:auto-text-indent="false" fo:break-before="page"/>
    </style:style>
    <style:style style:name="P52" style:family="paragraph" style:parent-style-name="Standard">
      <style:paragraph-properties fo:text-align="justify" style:justify-single-word="false"/>
      <style:text-properties style:font-name="Libertinus Serif" fo:font-size="11pt" officeooo:paragraph-rsid="00444632" style:font-size-asian="11pt" style:font-name-complex="Times New Roman1" style:font-size-complex="11pt"/>
    </style:style>
    <style:style style:name="P53" style:family="paragraph" style:parent-style-name="Standard" style:list-style-name="WWNum9">
      <style:paragraph-properties fo:margin-left="1.27cm" fo:margin-right="0cm" fo:text-indent="-0.635cm" style:auto-text-indent="false"/>
    </style:style>
    <style:style style:name="P54" style:family="paragraph" style:parent-style-name="Standard" style:list-style-name="WWNum9">
      <style:paragraph-properties fo:margin-left="1.27cm" fo:margin-right="0cm" fo:text-indent="-0.635cm" style:auto-text-indent="false"/>
      <style:text-properties fo:font-weight="normal" style:font-weight-asian="normal" style:font-weight-complex="normal"/>
    </style:style>
    <style:style style:name="P55" style:family="paragraph" style:parent-style-name="Standard">
      <style:paragraph-properties fo:margin-left="0cm" fo:margin-right="0cm" fo:text-indent="0cm" style:auto-text-indent="false"/>
      <style:text-properties officeooo:rsid="0045fd76" officeooo:paragraph-rsid="0045fd76"/>
    </style:style>
    <style:style style:name="P56" style:family="paragraph" style:parent-style-name="Standard">
      <style:paragraph-properties fo:margin-left="0cm" fo:margin-right="0cm" fo:text-indent="0cm" style:auto-text-indent="false"/>
      <style:text-properties officeooo:rsid="0046dbd0" officeooo:paragraph-rsid="0046dbd0"/>
    </style:style>
    <style:style style:name="P57" style:family="paragraph" style:parent-style-name="reference" style:list-style-name="WWNum4">
      <style:paragraph-properties fo:margin-left="0.751cm" fo:margin-right="0cm" fo:text-indent="-0.751cm" style:auto-text-indent="false"/>
    </style:style>
    <style:style style:name="P58" style:family="paragraph" style:parent-style-name="reference" style:list-style-name="WWNum4">
      <style:paragraph-properties fo:margin-left="0.751cm" fo:margin-right="0cm" fo:text-indent="-0.751cm" style:auto-text-indent="false"/>
      <style:text-properties fo:language="sv" fo:country="SE"/>
    </style:style>
    <style:style style:name="P59" style:family="paragraph" style:parent-style-name="reference" style:list-style-name="">
      <style:paragraph-properties fo:margin-left="0.751cm" fo:margin-right="0cm" fo:margin-top="0cm" fo:margin-bottom="0.423cm" style:contextual-spacing="true" fo:text-indent="-0.751cm" style:auto-text-indent="false"/>
    </style:style>
    <style:style style:name="P60" style:family="paragraph">
      <loext:graphic-properties draw:fill="solid" draw:fill-color="#ffffff"/>
      <style:paragraph-properties fo:text-align="start"/>
      <style:text-properties fo:font-size="18pt"/>
    </style:style>
    <style:style style:name="T1" style:family="text">
      <style:text-properties style:font-name="Libertinus Sans1"/>
    </style:style>
    <style:style style:name="T2" style:family="text">
      <style:text-properties style:font-name="Libertinus Sans1" style:font-name-complex="Cambria Math1"/>
    </style:style>
    <style:style style:name="T3" style:family="text">
      <style:text-properties style:font-name="Libertinus Sans1" fo:font-weight="normal" style:font-weight-asian="normal" style:font-weight-complex="normal"/>
    </style:style>
    <style:style style:name="T4" style:family="text">
      <style:text-properties style:font-name="Libertinus Sans1" officeooo:rsid="002c7448"/>
    </style:style>
    <style:style style:name="T5" style:family="text">
      <style:text-properties style:font-name="Libertinus Sans1" officeooo:rsid="003eafe8"/>
    </style:style>
    <style:style style:name="T6" style:family="text">
      <style:text-properties style:font-name="Libertinus Sans1" fo:font-size="11pt" fo:font-weight="normal" style:font-size-asian="9.60000038146973pt" style:font-weight-asian="normal" style:font-size-complex="11pt" style:font-weight-complex="normal"/>
    </style:style>
    <style:style style:name="T7" style:family="text">
      <style:text-properties style:font-name="Libertinus Sans1" fo:font-size="11pt" fo:font-weight="normal" officeooo:rsid="0045fd76" style:font-size-asian="9.60000038146973pt" style:font-weight-asian="normal" style:font-size-complex="11pt" style:font-weight-complex="normal"/>
    </style:style>
    <style:style style:name="T8" style:family="text">
      <style:text-properties style:font-name="Libertinus Serif1"/>
    </style:style>
    <style:style style:name="T9" style:family="text">
      <style:text-properties style:font-name="Libertinus Serif1" fo:font-size="9pt" fo:font-style="italic" style:font-size-asian="9pt" style:font-style-asian="italic" style:font-size-complex="9pt" style:font-style-complex="italic"/>
    </style:style>
    <style:style style:name="T10" style:family="text">
      <style:text-properties style:font-name="Libertinus Serif1" fo:font-size="9pt" fo:language="en" fo:country="US" fo:font-style="italic" style:font-size-asian="9pt" style:font-style-asian="italic" style:font-size-complex="9pt" style:font-style-complex="italic"/>
    </style:style>
    <style:style style:name="T11" style:family="text">
      <style:text-properties style:font-name="Libertinus Serif1" officeooo:rsid="0031b703"/>
    </style:style>
    <style:style style:name="T12" style:family="text">
      <style:text-properties style:font-name="Libertinus Serif1" officeooo:rsid="003eafe8"/>
    </style:style>
    <style:style style:name="T13" style:family="text">
      <style:text-properties style:font-name="Libertinus Serif1" fo:language="uk" fo:country="UA" officeooo:rsid="00422a93"/>
    </style:style>
    <style:style style:name="T14" style:family="text">
      <style:text-properties style:font-name="Libertinus Serif1" fo:language="uk" fo:country="UA" officeooo:rsid="00442526"/>
    </style:style>
    <style:style style:name="T15" style:family="text">
      <style:text-properties style:font-name="Libertinus Serif1" fo:language="en" fo:country="US" officeooo:rsid="00442526"/>
    </style:style>
    <style:style style:name="T16" style:family="text">
      <style:text-properties style:text-position="super 58%"/>
    </style:style>
    <style:style style:name="T17" style:family="text">
      <style:text-properties fo:letter-spacing="-0.007cm"/>
    </style:style>
    <style:style style:name="T18" style:family="text">
      <style:text-properties fo:letter-spacing="-0.007cm" style:font-name-asian="MS Mincho"/>
    </style:style>
    <style:style style:name="T19" style:family="text">
      <style:text-properties style:use-window-font-color="true" loext:opacity="0%"/>
    </style:style>
    <style:style style:name="T20" style:family="text">
      <style:text-properties fo:color="#7f7f7f" loext:opacity="100%"/>
    </style:style>
    <style:style style:name="T21" style:family="text">
      <style:text-properties fo:background-color="#ff0000" loext:char-shading-value="0"/>
    </style:style>
    <style:style style:name="T22" style:family="text">
      <style:text-properties style:text-position="0% 100%" fo:font-size="9pt" style:font-size-asian="9pt"/>
    </style:style>
    <style:style style:name="T23" style:family="text">
      <style:text-properties fo:color="#ffffff" loext:opacity="100%" style:text-position="0% 100%" fo:font-size="9pt" style:font-size-asian="9pt"/>
    </style:style>
    <style:style style:name="T24" style:family="text">
      <style:text-properties fo:font-variant="normal" fo:text-transform="none" fo:color="#000000" loext:opacity="100%" style:text-line-through-style="none" style:text-line-through-type="none" style:font-name="Libertinus Serif1" fo:font-size="12pt" fo:font-style="normal" style:text-underline-style="none" fo:font-weight="normal" style:text-blinking="false" fo:background-color="transparent" loext:char-shading-value="0" style:font-size-asian="12pt" style:font-style-asian="normal" style:font-weight-asian="normal"/>
    </style:style>
    <style:style style:name="T25" style:family="text">
      <style:text-properties fo:font-variant="normal" fo:text-transform="none" fo:color="#000000" loext:opacity="100%" style:text-line-through-style="none" style:text-line-through-type="none" style:font-name="Libertinus Serif1" fo:font-size="11pt" fo:font-style="normal" style:text-underline-style="none" fo:font-weight="normal" style:text-blinking="false" fo:background-color="transparent" loext:char-shading-value="0" style:font-size-asian="11pt" style:font-style-asian="normal" style:font-weight-asian="normal"/>
    </style:style>
    <style:style style:name="T26" style:family="text">
      <style:text-properties fo:font-variant="normal" fo:text-transform="none" fo:color="#000000" loext:opacity="100%" style:text-line-through-style="none" style:text-line-through-type="none" style:font-name="Libertinus Serif1" fo:font-size="11pt" fo:font-style="normal" style:text-underline-style="none" fo:font-weight="normal" style:text-blinking="false" fo:background-color="transparent" loext:char-shading-value="0" style:font-size-asian="11pt" style:font-style-asian="normal" style:font-weight-asian="normal" style:font-style-complex="normal"/>
    </style:style>
    <style:style style:name="T27" style:family="text">
      <style:text-properties fo:font-variant="normal" fo:text-transform="none" fo:color="#000000" loext:opacity="100%" style:text-line-through-style="none" style:text-line-through-type="none" style:font-name="Libertinus Serif1" fo:font-size="11pt" fo:font-style="normal" style:text-underline-style="none" fo:font-weight="normal" officeooo:rsid="0033cae1" style:text-blinking="false" fo:background-color="transparent" loext:char-shading-value="0" style:font-size-asian="11pt" style:font-style-asian="normal" style:font-weight-asian="normal"/>
    </style:style>
    <style:style style:name="T28" style:family="text">
      <style:text-properties fo:font-weight="normal" style:font-weight-asian="normal" style:font-weight-complex="normal"/>
    </style:style>
    <style:style style:name="T29" style:family="text">
      <style:text-properties fo:font-weight="normal" officeooo:rsid="00303e12" style:font-weight-asian="normal" style:font-weight-complex="normal"/>
    </style:style>
    <style:style style:name="T30" style:family="text">
      <style:text-properties fo:font-weight="normal" officeooo:rsid="0031b703" style:font-weight-asian="normal" style:font-weight-complex="normal"/>
    </style:style>
    <style:style style:name="T31" style:family="text">
      <style:text-properties fo:font-weight="normal" officeooo:rsid="0033cae1" style:font-weight-asian="normal" style:font-weight-complex="normal"/>
    </style:style>
    <style:style style:name="T32" style:family="text">
      <style:text-properties fo:font-weight="normal" officeooo:rsid="00313c0f" style:font-weight-asian="normal" style:font-weight-complex="normal"/>
    </style:style>
    <style:style style:name="T33" style:family="text">
      <style:text-properties fo:font-weight="normal" officeooo:rsid="0038ab70" style:font-weight-asian="normal" style:font-weight-complex="normal"/>
    </style:style>
    <style:style style:name="T34" style:family="text">
      <style:text-properties fo:language="sv" fo:country="SE"/>
    </style:style>
    <style:style style:name="T35" style:family="text">
      <style:text-properties officeooo:rsid="00303e12"/>
    </style:style>
    <style:style style:name="T36" style:family="text">
      <style:text-properties officeooo:rsid="00313c0f"/>
    </style:style>
    <style:style style:name="T37" style:family="text">
      <style:text-properties officeooo:rsid="0031b703"/>
    </style:style>
    <style:style style:name="T38" style:family="text">
      <style:text-properties officeooo:rsid="00334d10"/>
    </style:style>
    <style:style style:name="T39" style:family="text">
      <style:text-properties officeooo:rsid="0033cae1"/>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language="en" fo:country="US" style:letter-kerning="false" style:language-complex="ar" style:country-complex="SA"/>
    </style:style>
    <style:style style:name="T42" style:family="text">
      <style:text-properties fo:language="en" fo:country="US" style:font-name-complex="Times New Roman1"/>
    </style:style>
    <style:style style:name="T43" style:family="text">
      <style:text-properties officeooo:rsid="002c7448"/>
    </style:style>
    <style:style style:name="T44" style:family="text">
      <style:text-properties officeooo:rsid="002cc91c"/>
    </style:style>
    <style:style style:name="T45" style:family="text">
      <style:text-properties style:font-name="Times New Roman" fo:font-size="14pt" fo:language="en" fo:country="US" style:font-size-asian="14pt" style:font-name-complex="Times New Roman1" style:font-size-complex="14pt"/>
    </style:style>
    <style:style style:name="T46" style:family="text">
      <style:text-properties style:font-name-complex="Times New Roman1"/>
    </style:style>
    <style:style style:name="T47" style:family="text"/>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ffffff" draw:textarea-vertical-align="top" draw:auto-grow-height="false" fo:min-height="0.496cm" fo:min-width="14.945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Social enginering in Ukraine: threats and intelligent detection approaches</text:span><text:span text:style-name="T2"><text:note text:id="ftn1" text:note-class="footnote"><text:note-citation text:label="⋆">⋆</text:note-citation><text:note-body><text:p text:style-name="P9"><text:span text:style-name="Footnote_20_Symbol">⋆</text:span><text:span text:style-name="T9">AISSLE-2025: </text:span><text:span text:style-name="T10">The International Workshop on Applied Intelligent Security Systems in Law Enforcement</text:span><text:span text:style-name="T9">, October, 23 ­– November, 02, 2025, Vinnytsia, Ukraine</text:span></text:p></text:note-body></text:note></text:span></text:p>
      <text:p text:style-name="P5">Kirill <text:span text:style-name="Author_20_Last_20_Name_20_Char">Smelyakov</text:span><text:span text:style-name="T19">,</text:span> Dmytro <text:span text:style-name="Author_20_Last_20_Name_20_Char">Darahan, </text:span>Oleh <text:span text:style-name="Author_20_Last_20_Name_20_Char">Torubara and </text:span><text:span text:style-name="Author_20_Last_20_Name_20_Char"><text:span text:style-name="T20">Oleh</text:span></text:span><text:span text:style-name="Author_20_Last_20_Name_20_Char"> Shyshymenko</text:span></text:p>
      <text:p text:style-name="University"><text:span text:style-name="T16">1</text:span> <text:span text:style-name="T18">Kharkiv National University of Radio Electronics</text:span>, <text:span text:style-name="T17">14 Nauky Ave., Kharkiv, 61166</text:span>, <text:span text:style-name="T17">Ukraine</text:span> </text:p>
      <text:p text:style-name="University"><text:span text:style-name="T16">2</text:span> National University "Odesa Law Academy", <text:span text:style-name="T21">Drienerlolaan 5, 7522 NB, Enschede, The Netherlands</text:span> </text:p>
      <text:p text:style-name="Abstract_20_Title">Abstract</text:p>
      <text:p text:style-name="Abstract_20_Text">A clear and well-documented LibreOffice document is presented as an article formatted for publication by CEUR-WS in a conference proceedings. This article presents and explains many of the common variations, as well as many of the formatting elements an author may use in the preparation of the documentation of their work.</text:p>
      <text:p text:style-name="Keywords_20_title">Keywords </text:p>
      <text:p text:style-name="Keywords_20_words">paper template, paper formatting, CEUR-WS<text:span text:style-name="Footnote_20_Symbol"><text:span text:style-name="T22"> </text:span></text:span><text:span text:style-name="T23"><text:note text:id="ftn2" text:note-class="footnote"><text:note-citation>1</text:note-citation><text:note-body><text:p text:style-name="Footnote"><text:span text:style-name="T16">∗ </text:span>Corresponding author.</text:p><text:p text:style-name="Footnote"><text:span text:style-name="T16">† </text:span>These authors contributed equally.</text:p><text:p text:style-name="Footnote"><draw:frame draw:style-name="fr2" draw:name="Зображення1" text:anchor-type="as-char" svg:width="0.309cm" svg:height="0.309cm" draw:z-index="0"><draw:image xlink:href="Pictures/10000001000000FC000000F8F482C20D3D6A34B0.png" xlink:type="simple" xlink:show="embed" xlink:actuate="onLoad" draw:mime-type="image/png"/></draw:frame><text:s/><text:span text:style-name="Internet_20_link"><text:span text:style-name="T18">kyrylo.smelyakov@nure.ua </text:span></text:span>(<text:span text:style-name="T18">K. Smelyakov</text:span><text:span text:style-name="Internet_20_link">); </text:span><text:span text:style-name="Internet_20_link"><text:span text:style-name="T18">dmytro.darahan@nure.ua</text:span></text:span> (<text:span text:style-name="T18">D. Darahan</text:span>); <text:s/><text:a xlink:type="simple" xlink:href="mailto:manfred.jeusfeld@acm.org" text:style-name="Standard" text:visited-style-name="Standard">manfred.jeusfeld@acm.org</text:a> (M. Jeusfeld) </text:p><text:p text:style-name="Footnote"><draw:frame draw:style-name="fr2" draw:name="Зображення2" text:anchor-type="as-char" svg:width="0.335cm" svg:height="0.335cm" draw:z-index="1"><draw:image xlink:href="Pictures/1000000100000800000008006F457968FD9CACC8.png" xlink:type="simple" xlink:show="embed" xlink:actuate="onLoad" draw:mime-type="image/png"/><svg:desc>A white letter on a black background

Description automatically generated with low confidence</svg:desc></draw:frame><text:s/><text:span text:style-name="Internet_20_link">0000-0001-9938-5489 </text:span><text:s/>(<text:span text:style-name="T18">K. Smelyakov</text:span>); <text:span text:style-name="Internet_20_link">0000-0003-4918-4579</text:span> (D. Darahan); <text:a xlink:type="simple" xlink:href="https://orcid.org/0000-0000-0000-0000" text:style-name="Standard" text:visited-style-name="Standard">0000-0000-0000-0000</text:a> (M. Jeusfeld)</text:p><text:p text:style-name="P7"><draw:custom-shape text:anchor-type="as-char" draw:z-index="2" draw:name="Фігура 1" draw:style-name="gr1" draw:text-style-name="P60" svg:width="14.944cm" svg:height="0.495cm"><text:p text:style-name="P10"><draw:frame draw:style-name="fr1" draw:name="Рамка2" text:anchor-type="as-char" svg:width="14.944cm" draw:z-index="4"><draw:text-box fo:min-height="0.041cm"><table:table table:name="Таблиця2" table:style-name="Таблиця2"><table:table-column table:style-name="Таблиця2.A"/><table:table-column table:style-name="Таблиця2.B"/><table:table-row table:style-name="Таблиця2.1"><table:table-cell table:style-name="Таблиця2.A1" office:value-type="string"><text:p text:style-name="P6"><draw:frame draw:style-name="fr2" draw:name="Зображення3" text:anchor-type="as-char" svg:width="1.295cm" svg:height="0.457cm" draw:z-index="5"><draw:image xlink:href="Pictures/1000FDD800000C020000042B2F60B1FC904B697A.emf" xlink:type="simple" xlink:show="embed" xlink:actuate="onLoad" draw:mime-type="image/x-emf"/><draw:image xlink:href="Pictures/100000010000007400000028AB89C2458461A083.png" xlink:type="simple" xlink:show="embed" xlink:actuate="onLoad" draw:mime-type="image/png"/></draw:frame></text:p></table:table-cell><table:table-cell table:style-name="Таблиця2.B1" office:value-type="string"><text:p text:style-name="P12">© 2025 Copyright for this paper by its authors. Use permitted under Creative Commons License Attribution 4.0 International (CC BY 4.0). </text:p></table:table-cell></table:table-row></table:table></draw:text-box></draw:frame></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text:p text:style-name="Footnote"/></text:note-body></text:note></text:span></text:p>
      <text:h text:style-name="P45" text:outline-level="1">Introduction</text:h>
      <text:p text:style-name="P41"><text:span text:style-name="T43">T</text:span>he digital threat environment in Ukraine presents a critical and rapidly evolving security challenge, where social engineering has transcended conventional cybercrime to become a weaponized instrument of hybrid warfare. This multifaceted threat landscape is characterized by the deliberate convergence of state-sponsored subversion with entrenched criminal enterprises, including illicit gambling, narcotics distribution, and large-scale fraud. The ongoing conflict has accelerated this fusion, creating a complex ecosystem where attacks are designed to exploit human psychology not merely for profit, but to destabilize societal structures, erode institutional trust, and undermine national resilience. This strategic dimension elevates social engineering beyond a technical nuisance to a paramount national security concern, establishing Ukraine as a pivotal case study in contemporary information warfare and necessitating the urgent development of sophisticated, intelligent countermeasures. The most significant evolution lies in the orchestration of social engineering campaigns by <text:span text:style-name="T44">Russian </text:span>state-aligned actors. These operations are psychologically sophisticated and strategically targeted, aiming to demoralize the civilian population and compromise military personnel. Tactics include the systematic manipulation of families of prisoners of war through coordinated disinformation and the sophisticated recruitment of vulnerable civilians for acts of sabotage. These campaigns are executed through encrypted messaging platforms and social networks, leveraging personalized approaches that build false trust over time. The objective is to create a pervasive sense of uncertainty and internal division, making these operations a core component of modern hybrid conflict that directly targets the human element as the most vulnerable component of any defense system. Parallel to these state-sponsored activities, and often intersecting with them, is the aggressive expansion of criminal ecosystems that thrive on social engineering. The poorly regulated digital advertising of online gambling and the proliferation of illicit drug markets on platforms like Telegram have created profound social vulnerabilities. These criminal infrastructures are not isolated; they are increasingly exploited as vectors for broader subversive activities. Organized groups use the promise of financial gain to <text:soft-page-break/>recruit individuals from vulnerable demographics, gradually luring them from minor infractions into serious criminal acts, including sabotage. This creates a dangerous synergy where criminal profit and state-sponsored destabilization activities become inextricably linked, each amplifying the impact of the other. The operational sophistication of these threats is increasingly augmented by artificial intelligence, which enables unprecedented scale and personalization. Generative AI allows for the creation of highly convincing phishing lures, the automation of malicious interactions, and the generation of deepfake media for impersonation and disinformation. These technologies lower the barrier for executing convincing attacks while simultaneously making them more difficult to detect with traditional security tools that rely on known signatures or static rules. The adaptive and learning-based nature of these threats renders conventional defense paradigms inadequate, highlighting a critical gap in our security posture. Therefore, the imperative to pioneer and implement advanced intelligent detection approaches has never been more pressing. The complex, adaptive, and multi-vector nature of the social engineering threat landscape in Ukraine demonstrates that reactive and siloed solutions are insufficient. The actuality of this work is confirmed by the persistent and evolving danger faced by Ukrainian society and infrastructure. This context demands a focused research agenda dedicated to developing AI-driven methodologies capable of nuanced behavioral analysis, contextual understanding, and proactive threat identification to effectively counter the escalating risk of weaponized social engineering.</text:p>
      <text:h text:style-name="P45" text:outline-level="1">Legal impact</text:h>
      <text:p text:style-name="Standard"/>
      <text:p text:style-name="P52">Information technology has become a common tool for committing criminal offences. Compared to traditional types of crime in Ukraine, cybercrime is a relatively new phenomenon and at the same time one of the greatest threats of the 21st century. Analysing criminal activity, there is a noticeable trend towards shifting criminal activity from the real world to the digital environment.</text:p>
      <text:p text:style-name="P44"><text:span text:style-name="T46">According to statistics from the </text:span><text:span text:style-name="T42">Department of the Cyberpolice</text:span><text:span text:style-name="T46"> of the National Police of Ukraine, 2,500 cybercrimes were registered in Ukraine in 2024 </text:span><text:span text:style-name="T42">that caused </text:span><text:span text:style-name="T46">losses of UAH 396.7 million. </text:span></text:p>
      <text:p text:style-name="P44"><text:span text:style-name="T46">The most common threats in 2024 were: phishing, illegal content (glorification of extremism, terrorism, drug addiction, creation and distribution of pornography, including child pornography, violence against children (online bullying, grooming, "death communities"), the cult of cruelty and violence, copyright infringement), online fraud, database theft, interference with websites (cyberattacks). Negative factors affecting the crime situation in Ukraine's cyberspace include the </text:span><text:span text:style-name="T42">r</text:span><text:span text:style-name="T46">ussian </text:span><text:span text:style-name="T42">f</text:span><text:span text:style-name="T46">ederation's armed aggression against Ukraine, the spread of global cyber threats such as supply chain attacks, data breaches, the creation of new ways of committing criminal offences that are not yet covered by legal regulation, in particular </text:span><text:span text:style-name="T42">with usage </text:span><text:span text:style-name="T46">of artificial intelligence and the dissemination of personal data, which facilitates the commission of cybercrimes[1]. </text:span></text:p>
      <text:p text:style-name="P44"><text:span text:style-name="T46"><text:tab/>It should be noted that the development of cybercrime is facilitated by the lack of regulation of certain </text:span><text:span text:style-name="T42">deeds</text:span><text:span text:style-name="T46"> that contain elements of a criminal offence at the legislative level. In particular, advertising of narcotic drugs and psychotropic substances is formally prohibited by Article 35 of the Law of Ukraine "On Narcotic Drugs, Psychotropic Substances and Precursors", but administrative or criminal liability for this act is not provided for by the current </text:span><text:span text:style-name="T42">Criminal Code</text:span><text:span text:style-name="T46">. The relevant draft law "On Amendments to the Criminal Code of Ukraine Regarding the Criminalisation of Advertising or Propaganda of Narcotic Drugs, Psychotropic Substances, Their Analogues or Precursors" No. 5496 was sent to the Verkhovna Rada of Ukraine, but the draft was never considered by parliament. </text:span></text:p>
      <text:p text:style-name="P44"><text:span text:style-name="T46"><text:tab/>The introduction of artificial intelligence technologies that can transform the activities of law enforcement agencies in the field of combating cybercrime, from criminal analytics, which will allow identifying trends in huge data sets, to biometrics, which allows quickly identifying criminals, can strengthen the capacity to counter cybercrime. AI tools can optimise decision-</text:span><text:soft-page-break/><text:span text:style-name="T46">making processes at both the operational and strategic levels, enabling law enforcement agencies to better detect and eliminate criminal threats at the preventive stage</text:span><text:span text:style-name="T42">[2]</text:span><text:span text:style-name="T46">.</text:span></text:p>
      <text:p text:style-name="P52"><text:tab/>For example, with the help of AI-based analysis, investigators can analyse large amounts of information to identify anomalous patterns in banking, telecommunications, online activity, and illegal online marketplaces, and monitor extremist content on social platforms.<text:tab/></text:p>
      <text:p text:style-name="P44"><text:span text:style-name="T46"><text:tab/>In particular, the UK police already use AI in areas such as back office/business support functions, risk management of warrants, facial recognition, redaction, forensic analysis of data, intelligence and demand forecasting, resource allocation (officer and vehicle), intelligence (facial recognition, uncovering hidden links, mapping), performance optimisation (optimising investigative timelines), risk reduction, and data bias</text:span><text:span text:style-name="T42">[3]</text:span><text:span text:style-name="T46">.</text:span></text:p>
      <text:p text:style-name="P52"><text:tab/>In Ukraine, the use of AI tools in law enforcement is not yet widespread. In 2021, the Minister of Justice of Ukraine announced that Ukraine would begin using Cassandra, AI software that analyses the likelihood of repeat offences by criminals. The purpose of the programme was to assist probation officers in preparing a "pre-trial report" describing the personality of the accused and assessing the likelihood of them reoffending.</text:p>
      <text:p text:style-name="P52"><text:tab/>Using foreign experience, it would be appropriate to introduce an auxiliary system with AI elements in Ukraine, which would make it possible to analyse cyberspace and identify possible cybercrimes for the effective prevention of criminal offences using information technology.</text:p>
      <text:p text:style-name="P43"/>
      <text:p text:style-name="P42"><text:span text:style-name="T45">1 </text:span><text:a xlink:type="simple" xlink:href="https://cyberpolice.gov.ua/news/zvitpro-diyalnist-departamentu-kiberpolicziyi-naczionalnoyi-policziyi-ukrayiny-u--roczi-7074/" text:style-name="Internet_20_link" text:visited-style-name="Visited_20_Internet_20_Link"><text:span text:style-name="Internet_20_link"><text:span text:style-name="T45">https://cyberpolice.gov.ua/news/zvitpro-diyalnist-departamentu-kiberpolicziyi-naczionalnoyi-policziyi-ukrayiny-u--roczi-7074/</text:span></text:span></text:a></text:p>
      <text:p text:style-name="P42"><text:span text:style-name="T45">2 </text:span><text:a xlink:type="simple" xlink:href="https://www.europol.europa.eu/cms/sites/default/files/documents/AI-and-policing.pdf" text:style-name="Internet_20_link" text:visited-style-name="Visited_20_Internet_20_Link"><text:span text:style-name="Internet_20_link"><text:span text:style-name="T45">https://www.europol.europa.eu/cms/sites/default/files/documents/AI-and-policing.pdf</text:span></text:span></text:a><text:span text:style-name="T45"> </text:span></text:p>
      <text:p text:style-name="P42"><text:span text:style-name="T45">3 </text:span><text:a xlink:type="simple" xlink:href="https://www.police-foundation.org.uk/wp-content/uploads/2010/10/policing-and-ai.pdf.pdf" text:style-name="Internet_20_link" text:visited-style-name="Visited_20_Internet_20_Link"><text:span text:style-name="Internet_20_link"><text:span text:style-name="T45">https://www.police-foundation.org.uk/wp-content/uploads/2010/10/policing-and-ai.pdf.pdf</text:span></text:span></text:a><text:span text:style-name="T45"> </text:span></text:p>
      <text:h text:style-name="P45" text:outline-level="1">Threats overview</text:h>
      <text:p text:style-name="Standard">The landscape of cyber threats is continuously evolving, with social engineering representing a particularly insidious challenge because it exploits human psychology rather than technical vulnerabilities . These attacks manipulate human emotions like fear, urgency, curiosity, and trust to deceive individuals into divulging sensitive information, granting system access, or transferring funds . With the advent of artificial intelligence (AI), the nature of these attacks has transformed; AI is now weaponized to create more personalized and convincing campaigns. Conversely, AI-powered defensive tools are becoming essential for identifying and mitigating these advanced threats by analyzing vast datasets to spot subtle, machine-generated anomalies that would be imperceptible to the human eye.</text:p>
      <text:p text:style-name="Text_20_body">At the core of every social engineering attack is a calculated appeal to human emotion. Attackers craft scenarios designed to provoke a swift, unthinking reaction, bypassing logical scrutiny. Common emotional triggers include a fear of losing money or account access, the urgency of a superior's request, the allure of a too-good-to-be-true offer, or curiosity about a mysterious link or file. These psychological levers are employed across a spectrum of attack types, each with its own methodology but sharing the same fundamental principles of deception.</text:p>
      <text:p text:style-name="Text_20_body">Phishing, one of the most prevalent forms, involves attackers impersonating trusted entities via email, SMS, or voice calls to steal credentials or deliver malware. A more targeted variant, spear phishing, uses personalized information gathered from sources like social media to craft highly convincing messages tailored to a specific individual or organization . This approach is further <text:soft-page-break/>refined in whaling attacks, which focus exclusively on high-level executives to authorize fraudulent financial transactions . Another sophisticated technique, Business Email Compromise (BEC), sees attackers impersonate executives to manipulate employees into initiating wire transfers or changing banking details, often relying on a forged but convincing narrative and causing massive financial losses.</text:p>
      <text:p text:style-name="Text_20_body">Other common techniques include baiting, which lures victims with promises of free goods or services that instead lead to malware or information theft, and scareware, which bombards users with false alarms about non-existent infections to frighten them into installing malicious software or paying ransoms . Pretexting involves building a fabricated scenario where the attacker, posing as an authority figure like an IT support technician or law enforcement officer, establishes a false sense of trust to extract sensitive data . Quid pro quo attacks offer a service, such as fake IT support, in exchange for login credentials or other critical information. </text:p>
      <text:p text:style-name="Text_20_body">Artificial intelligence has dramatically amplified the scale, efficiency, and persuasiveness of social engineering attacks. Generative AI and large language models (LLMs) can now produce phishing emails with impeccable grammar and style, eliminating the spelling errors and awkward phrasing that were once key red flags. These AI tools can scrape and analyze public data from social media, company websites, and data breaches to build detailed profiles of targets, enabling a level of personalization previously only possible through labor-intensive manual research . This allows attackers to reference a target's colleagues, recent projects, or personal interests, making fraudulent communications appear highly credible.</text:p>
      <text:p text:style-name="Text_20_body">Furthermore, AI facilitates multi-vector attacks that can be coordinated across email, voice, and text simultaneously, increasing the chances of success . The most alarming advancement is the use of deepfakes and real-time voice cloning. Attackers can now create highly realistic video and audio impersonations of company executives, which can be used in video calls or voice messages to lend an undeniable layer of authenticity to their fraudulent requests . This technology <text:span text:style-name="T28">significantly shortens the time required to execute a sophisticated campaign and makes verification through traditional means exponentially more difficult.</text:span></text:p>
      <text:p text:style-name="P25">Despite their growing sophistication, AI-powered social engineering attacks exhibit distinct characteristics that can be identified by advanced AI defense systems. These systems leverage behavioral analysis, anomaly detection, and natural language processing to differentiate between legitimate and malicious communications.</text:p>
      <text:p text:style-name="P21"><text:span text:style-name="T29">Robust detection algorithms depends on</text:span><text:span text:style-name="T28"> </text:span><text:span text:style-name="Strong_20_Emphasis"><text:span text:style-name="T28">linguistic and behavioral </text:span></text:span><text:span text:style-name="Strong_20_Emphasis"><text:span text:style-name="T29">features of analyzed text</text:span></text:span><text:span text:style-name="T28">. AI security tools can be trained to analyze the writing style and metadata of incoming emails. While generative AI can mimic human prose, it may still produce text with a consistent, "manufactured" tone or fail to perfectly replicate the unique and varied writing patterns of a specific individual over time. Defensive AI can flag messages that deviate from an established user's baseline communication style. Furthermore, AI can detect the emotional manipulation tactics embedded in the text, such as heightened urgency, fear, or offers that seem too good to be true, even when the grammar is flawless .</text:span></text:p>
      <text:p text:style-name="P21"><text:span text:style-name="Strong_20_Emphasis"><text:span text:style-name="T40">Behavioral Content Features</text:span></text:span><text:span text:style-name="T40"> focus on the </text:span><text:span text:style-name="Emphasis"><text:span text:style-name="T40">manner</text:span></text:span><text:span text:style-name="T28"> in which users and systems interact with content, building a dynamic baseline of normal activity to spot anomalies. This is often operationalized through User and Entity Behavior Analytics (UEBA) . UEBA systems use machine learning to analyze thousands of data points around user activity, such as typical login times, access patterns, the sensitivity of data normally interacted with, and communication habits . By establishing this behavioral baseline, AI can identify deviations that suggest compromise, such as a user suddenly accessing large volumes of sensitive data they never use, logging in from unusual locations, or sending emails at odd hours.</text:span></text:p>
      <text:p text:style-name="Text_20_body"><text:soft-page-break/><text:span text:style-name="T28">Another critical area is </text:span><text:span text:style-name="Strong_20_Emphasis"><text:span text:style-name="T28">network and structural </text:span></text:span><text:span text:style-name="Strong_20_Emphasis"><text:span text:style-name="T29">features</text:span></text:span><text:span text:style-name="T28">. AI systems monitor for anomalies in communication patterns, such as emails originating from spoofed domains that are visually similar to legitimate ones but have subtle differences in the URL. They can also analyze the digital fingerprints of messages and websites, identifying indicators that suggest automated generation or association with known phishing infrastructures . For deepfakes and cloned audio, specialized AI detection tools are being developed to identify subtle digital artifacts, inconsistencies in lighting, blinking patterns, or vocal cadences that are not present in genuine human recordings .</text:span></text:p>
      <text:p text:style-name="Text_20_body"><text:span text:style-name="T28">A third pillar of defense is </text:span><text:span text:style-name="Strong_20_Emphasis"><text:span text:style-name="T28">authentication and protocol </text:span></text:span><text:span text:style-name="Strong_20_Emphasis"><text:span text:style-name="T32">features</text:span></text:span><text:span text:style-name="T28">. AI can help enforce and monitor multi-factor authentication (MFA), which remains a critical barrier even if credentials are stolen . More advanced systems are exploring the use of behavioral analytics to differentiate between legitimate users and fraudsters based on patterns of use, such as login times, locations, and typical actions. AI can also monitor for behavioral anomalies in how protocols are used, such as login attempts from unusual geographical locations or at strange times, which could indicate compromised credentials .</text:span></text:p>
      <text:p text:style-name="Text_20_body"><text:span text:style-name="Strong_20_Emphasis"><text:span text:style-name="T28">Multimedia Content Analysis</text:span></text:span><text:span text:style-name="T28"> represents a critical evolution in threat detection, moving beyond text to analyze images, video, and audio. Modern detection systems employ AI-powered featurization services to automatically extract and analyze attributes from visual and auditory content . This involves breaking down multimedia elements into quantifiable data points, such as color composition, emotional tone of images, scene background, and aesthetic qualities . For deepfakes and synthetic media, specialized models conduct a granular analysis of video frames to identify subtle digital artifacts, inconsistencies in lighting, unnatural facial micro-movements, or blinking patterns that are not present in genuine human recordings . Similarly, audio analysis in the time, frequency, and cepstral domains can detect synthetic voice clones by identifying unnatural vocal cadences and emotional inconsistencies . This multi-modal analysis is essential as adversaries increasingly use AI-generated images and videos for sophisticated phishing and disinformation campaigns.</text:span></text:p>
      <text:p text:style-name="Text_20_body"><text:span text:style-name="T28">The following </text:span><text:span text:style-name="T33"><text:sequence-ref text:reference-format="text" text:ref-name="refTable0">Table 1</text:sequence-ref></text:span><text:span text:style-name="T28"><text:s/>summarizes key so</text:span>cial engineering threats and the specific characteristics that AI systems can be trained to detect.</text:p>
      <text:p text:style-name="P8"/>
      <text:p text:style-name="P39"><text:bookmark-start text:name="_Ref37069322"/>Table <text:sequence text:ref-name="refTable0" text:name="Table" text:formula="ooow:Table+1" style:num-format="1">1</text:sequence><text:bookmark-end text:name="_Ref37069322"/></text:p>
      <text:p text:style-name="P36">Types of Social Engineering attacks and their c<text:span text:style-name="T41">haracteristics</text:spa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5">Threat Type</text:p>
          </table:table-cell>
          <table:table-cell table:style-name="Tabelle3.A1" office:value-type="string">
            <text:p text:style-name="P15">Analysis Focus</text:p>
          </table:table-cell>
          <table:table-cell table:style-name="Tabelle3.A1" office:value-type="string">
            <text:p text:style-name="P18">AI-Detectable Characteristics</text:p>
          </table:table-cell>
        </table:table-row>
        <table:table-row table:style-name="Tabelle3.1">
          <table:table-cell table:style-name="Tabelle3.A2" office:value-type="string">
            <text:p text:style-name="P14"><text:span text:style-name="Strong_20_Emphasis">Spear Phishing &amp; Whaling</text:span></text:p>
          </table:table-cell>
          <table:table-cell table:style-name="Tabelle3.A2" office:value-type="string">
            <text:p text:style-name="P14">Behavioral &amp; Contextual</text:p>
          </table:table-cell>
          <table:table-cell table:style-name="Tabelle3.A2" office:value-type="string">
            <text:p text:style-name="P17">Highly personalized content from social media scraping, impersonation of executives, requests for confidential actions or wire transfers</text:p>
          </table:table-cell>
        </table:table-row>
        <table:table-row table:style-name="Tabelle3.1">
          <table:table-cell table:style-name="Tabelle3.A3" office:value-type="string">
            <text:p text:style-name="P30"><text:span text:style-name="Strong_20_Emphasis">Phishing</text:span></text:p>
          </table:table-cell>
          <table:table-cell table:style-name="Tabelle3.A3" office:value-type="string">
            <text:p text:style-name="P14">Linguistic &amp; Network</text:p>
          </table:table-cell>
          <table:table-cell table:style-name="Tabelle3.A3" office:value-type="string">
            <text:p text:style-name="P17">Spoofed sender addresses, urgency/fear language, malicious links mismatched from display text, generic <text:s/>greetings</text:p>
          </table:table-cell>
        </table:table-row>
        <table:table-row table:style-name="Tabelle3.1">
          <table:table-cell table:style-name="Tabelle3.A3" office:value-type="string">
            <text:p text:style-name="P14"><text:span text:style-name="Strong_20_Emphasis">Smishing &amp; Vishing</text:span></text:p>
          </table:table-cell>
          <table:table-cell table:style-name="Tabelle3.A3" office:value-type="string">
            <text:p text:style-name="P14">Protocol &amp; Content</text:p>
          </table:table-cell>
          <table:table-cell table:style-name="Tabelle3.A3" office:value-type="string">
            <text:p text:style-name="P17">SMS messages with fraudulent links, calls from spoofed numbers, requests for credentials or payments via phone </text:p>
          </table:table-cell>
        </table:table-row>
        <table:table-row table:style-name="Tabelle3.1">
          <table:table-cell table:style-name="Tabelle3.A3" office:value-type="string">
            <text:p text:style-name="P16"><text:span text:style-name="Strong_20_Emphasis">Baiting</text:span></text:p>
          </table:table-cell>
          <table:table-cell table:style-name="Tabelle3.A3" office:value-type="string">
            <text:p text:style-name="P16">Content &amp; Network</text:p>
          </table:table-cell>
          <table:table-cell table:style-name="Tabelle3.A3" office:value-type="string">
            <text:p text:style-name="P19">"Too good to be true" offers, ads for free downloads leading to malicious sites, use of physical media like infected USB drives </text:p>
          </table:table-cell>
        </table:table-row>
        <table:table-row table:style-name="Tabelle3.1">
          <table:table-cell table:style-name="Tabelle3.A3" office:value-type="string">
            <text:p text:style-name="P16"><text:span text:style-name="Strong_20_Emphasis">Pretexting</text:span></text:p>
          </table:table-cell>
          <table:table-cell table:style-name="Tabelle3.A3" office:value-type="string">
            <text:p text:style-name="P16">Linguistic &amp; Behavioral</text:p>
          </table:table-cell>
          <table:table-cell table:style-name="Tabelle3.A3" office:value-type="string">
            <text:p text:style-name="P19">Fabricated scenarios to build false trust, impersonation of authority figures (IT, police, bank), slow extraction of information through staged dialogue </text:p>
          </table:table-cell>
        </table:table-row>
        <table:table-row table:style-name="Tabelle3.1">
          <table:table-cell table:style-name="Tabelle3.A3" office:value-type="string">
            <text:p text:style-name="P16"><text:span text:style-name="Strong_20_Emphasis">Business Email Compromise (BEC)</text:span></text:p>
          </table:table-cell>
          <table:table-cell table:style-name="Tabelle3.A3" office:value-type="string">
            <text:p text:style-name="P16">Behavioral &amp; Contextual</text:p>
          </table:table-cell>
          <table:table-cell table:style-name="Tabelle3.A3" office:value-type="string">
            <text:p text:style-name="P19">Email account impersonation of high-level executives, requests for urgent wire transfers to new accounts, lack of technical malware </text:p>
          </table:table-cell>
        </table:table-row>
        <table:table-row table:style-name="Tabelle3.1">
          <table:table-cell table:style-name="Tabelle3.A8" office:value-type="string">
            <text:p text:style-name="P16"><text:span text:style-name="Strong_20_Emphasis">Deepfakes</text:span></text:p>
          </table:table-cell>
          <table:table-cell table:style-name="Tabelle3.A8" office:value-type="string">
            <text:p text:style-name="P16">Multimedia Analysis</text:p>
          </table:table-cell>
          <table:table-cell table:style-name="Tabelle3.A8" office:value-type="string">
            <text:p text:style-name="P19">Digital artifacts in AI-generated video, unnatural facial movements or blinking, synthetic voice patterns with inconsistent emotional cadence</text:p>
          </table:table-cell>
        </table:table-row>
      </table:table>
      <text:h text:style-name="P49" text:outline-level="1" text:is-list-header="true"/>
      <text:h text:style-name="P45" text:outline-level="1">Detection approaches</text:h>
      <text:list text:style-name="WWNum9">
        <text:list-item>
          <text:p text:style-name="P53"><text:a xlink:type="simple" xlink:href="https://research.brighton.ac.uk/files/6827371/ICCBR_2019_paper_68.pdf" text:style-name="Standard" text:visited-style-name="Standard"><text:span text:style-name="T3">https://research.brighton.ac.uk/files/6827371/ICCBR_2019_paper_68.pdf</text:span></text:a></text:p>
        </text:list-item>
        <text:list-item>
          <text:p text:style-name="P53"><text:a xlink:type="simple" xlink:href="https://pmc.ncbi.nlm.nih.gov/articles/PMC11724893/" text:style-name="Standard" text:visited-style-name="Standard"><text:span text:style-name="T3">https://pmc.ncbi.nlm.nih.gov/articles/PMC11724893/</text:span></text:a></text:p>
        </text:list-item>
        <text:list-item>
          <text:p text:style-name="P53"><text:a xlink:type="simple" xlink:href="https://www.researchgate.net/publication/362233726_Crime_Detection_and_Analysis_from_Social_Media_Messages_Using_Machine_Learning_and_Natural_Language_Processing_Technique" text:style-name="Standard" text:visited-style-name="Standard"><text:span text:style-name="T28">https://www.researchgate.net/publication/362233726_Crime_Detection_and_Analysis_from_Social_Media_Messages_Using_Machine_Learning_and_Natural_Language_Processing_Technique</text:span></text:a></text:p>
        </text:list-item>
        <text:list-item>
          <text:p text:style-name="P53"><text:a xlink:type="simple" xlink:href="https://www.researchgate.net/publication/393939205_A_Systematic_Literature_Review_on_Cyber_Threat_Detection_Using_Machine_Learning_Techniques_Cyber_Threat_Algorithms_and_Regional_Perspectives" text:style-name="Standard" text:visited-style-name="Standard"><text:span text:style-name="T28">https://www.researchgate.net/publication/393939205_A_Systematic_Literature_Review_on_Cyber_Threat_Detection_Using_Machine_Learning_Techniques_Cyber_Threat_Algorithms_and_Regional_Perspectives</text:span></text:a></text:p>
        </text:list-item>
        <text:list-item>
          <text:p text:style-name="P53"><text:a xlink:type="simple" xlink:href="https://pmc.ncbi.nlm.nih.gov/articles/PMC11314971/" text:style-name="Standard" text:visited-style-name="Standard"><text:span text:style-name="T28">https://pmc.ncbi.nlm.nih.gov/articles/PMC11314971/</text:span></text:a></text:p>
        </text:list-item>
        <text:list-item>
          <text:p text:style-name="P53"><text:a xlink:type="simple" xlink:href="https://pmc.ncbi.nlm.nih.gov/articles/PMC8915055/" text:style-name="Standard" text:visited-style-name="Standard"><text:span text:style-name="T28">https://pmc.ncbi.nlm.nih.gov/articles/PMC8915055/</text:span></text:a></text:p>
        </text:list-item>
        <text:list-item>
          <text:p text:style-name="P53"><text:a xlink:type="simple" xlink:href="https://www.mdpi.com/2076-3417/14/22/10086" text:style-name="Standard" text:visited-style-name="Standard"><text:soft-page-break/><text:span text:style-name="T3">https://www.mdpi.com/2076-3417/14/22/10086</text:span></text:a></text:p>
        </text:list-item>
        <text:list-item>
          <text:p text:style-name="P54">https://web.stanford.edu/class/archive/cs/cs224n/cs224n.1234/final-reports/final-report-169358304.pdf</text:p>
        </text:list-item>
        <text:list-item>
          <text:p text:style-name="P53"><text:a xlink:type="simple" xlink:href="https://iarjset.com/papers/rnn-and-cnn-deep-neural-models-for-hate-speech-classification/" text:style-name="Standard" text:visited-style-name="Standard"><text:span text:style-name="T3">https://iarjset.com/papers/rnn-and-cnn-deep-neural-models-for-hate-speech-classification/</text:span></text:a></text:p>
        </text:list-item>
        <text:list-item>
          <text:p text:style-name="P53"><text:span text:style-name="T28"><text:s/></text:span><text:a xlink:type="simple" xlink:href="https://arxiv.org/html/2405.14487v1" text:style-name="Standard" text:visited-style-name="Standard"><text:span text:style-name="T28">https://arxiv.org/html/2405.14487v1</text:span></text:a></text:p>
        </text:list-item>
        <text:list-item>
          <text:p text:style-name="P53"><text:span text:style-name="Strong_20_Emphasis"><text:span text:style-name="T28">Woźniak, M., et al. (2020). Evolutionary algorithms and their applications to engineering problems.</text:span></text:span></text:p>
        </text:list-item>
        <text:list-item>
          <text:p text:style-name="P53"><text:span text:style-name="Strong_20_Emphasis"><text:span text:style-name="T28">Almseidin, M., et al. (2022). Cyber-Phishing Website Detection Using Fuzzy Rule Interpolation.</text:span></text:span></text:p>
        </text:list-item>
        <text:list-item>
          <text:p text:style-name="P53"><text:span text:style-name="Strong_20_Emphasis"><text:span text:style-name="T28">Al-Jarrah, O., et al. (2021). A Fuzzy Logic based feature engineering approach for Botnet detection.</text:span></text:span></text:p>
        </text:list-item>
        <text:list-item>
          <text:p text:style-name="P53"><text:span text:style-name="Strong_20_Emphasis"><text:span text:style-name="T28">Penta, P. L. S., et al. (2025). A Gradient-Optimized TSK Fuzzy Framework for Explainable Phishing Detection</text:span></text:span></text:p>
        </text:list-item>
      </text:list>
      <text:p text:style-name="P2">Traditional security methods relying on predefined rules struggle to maintain effic<text:span text:style-name="T35">ien</text:span>cy against adaptive, continuously evolving cyber threats[1]. ML-powered systems address this limitation by leveraging adaptive learning and advanced pattern recognition to analyze massive datasets for subtle anomalies that human analysts or rule-based filters often miss[2]. This analysis involves two primary analytical tracks: semantic (or linguistic) and structural.</text:p>
      <text:p text:style-name="P2">Modern detection systems using advanced DL models, such as Transformers (e.g., BERT or RoBERTa) , often integrate <text:span text:style-name="T36">semantic</text:span> and <text:span text:style-name="T36">structure</text:span> feature extraction implicitly. These architectures leverage internal mechanisms, such as attention, to generate highly contextualized word embeddings, meaning they perform sophisticated feature engineering during the forward pass. This context awareness allows the model to differentiate between subtle meanings</text:p>
      <text:p text:style-name="P2">Semantic analysis focuses on the meaning, intent, and psychological frame of the language, essential for detecting social engineering and hate speech. Structural analysis, conversely, focuses on non-textual attributes, such as the composition of a URL, network traffic logs, or account metadata. The most effective detection frameworks must incorporate parallel feature processing streams—for instance, utilizing a 1D Convolutional Neural Network (CNN) for efficient structural analysis of a URL string, while concurrently employing a Transformer model for deep linguistic context analysis of the accompanying text payload.</text:p>
      <text:p text:style-name="Text_20_body">Classical models remain relevant for specific tasks, especially where computational efficiency or reliable binary classification is prioritized.<text:line-break/>The Support Vector Machine (SVM) is highly effective for binary text classification, demonstrating strong performance in generalized crime detection with reported accuracies reaching 85.69%. Its primary limitation arises in complex, imbalanced multi-class problems, although modifications like Cost-Sensitive SVM can address this by weighting the cost of misclassification[3].<text:line-break/>Ensemble Methods are frequently utilized due to their robustness and ability to manage noisy data. Random Forest (RF) is consistently identified as a frequently employed and <text:span text:style-name="T28">reliably effective classification algorithm in cyber threat analysis[4]. RF is particularly suitable for multi-class classification involving imbalanced data, achieving strong accuracy (e.g., 72.16% in multi-class crime analysis) by aggregating results from multiple decision trees[3]. Similarly, AdaBoost has demonstrated high effectiveness and precision when applied to cyber-threat detection using real-time datasets[5]. Other models, such as Naïve Bayesian and K-Nearest Neighbor (KNN), typically serve as computational baselines in comparative studies[3].</text:span></text:p>
      <text:p text:style-name="P23">Deep learning models are crucial for capturing the non-linear relationships and intricate sequential dependencies inherent in modern threats, exceeding the capa<text:span text:style-name="T37">bility</text:span> of classical ML approaches.[6]<text:line-break/>Convolutional Neural Networks (CNNs) excel at extracting local patterns and sequential motifs from data. The 1D CNN architecture is especially efficient for processing fixed-format sequential data like URL strings or network logs, allowing for fast, low-latency analysis. This efficacy is <text:soft-page-break/>demonstrated by reported accuracy rates as high as 99.7% in URL-based phishing detection[7].<text:line-break/>Recurrent Neural Networks (RNNs) and their variants, such as Long Short-Term Memory (LSTM) and Gated Recurrent Unit (GRU) networks, are designed to handle long-range dependencies in textual data, making them crucial for semantic understanding in tasks like hate speech classification[8]. Often, superior performance is achieved through Hybrid Architectures, such as the Multichannel RCNN (combining CNN and RNN components), which synthesizes the feature extraction power of CNNs with the sequential modeling strengths of RNNs[9]. Furthermore, a hybrid DL approach, the AutoEncoder + XGBoost (AEXB) Model, uses an AutoEncoder for robust feature extraction and dimensionality reduction, followed by XGBoost for rapid classification. This model achieved an impressive 97.24% accuracy in detecting complex anomalies like Man-in-the-Middle (MitM) attacks[2].</text:p>
      <text:p text:style-name="Text_20_body"><text:span text:style-name="T28">Evolutionary algorithms provide a bio-inspired paradigm for developing adaptive detection systems that evolve to recognize novel threats. A prominent approach is the Artificial Immune System (AIS), which emulates the </text:span><text:span text:style-name="T30">natural</text:span><text:span text:style-name="T28"> immune system's ability to distinguish between self and non-self. Early AIS models, however, faced challenges with premature convergence. The integration of </text:span><text:span text:style-name="Strong_20_Emphasis"><text:span text:style-name="T28">Danger Theory</text:span></text:span><text:span text:style-name="T28"> significantly enhances these models by shifting the detection paradigm from a rigid self/non-self distinction to a more contextual response to "danger signals" indicative of system harm[11]. This led to the development of advanced algorithms like </text:span><text:span text:style-name="Strong_20_Emphasis"><text:span text:style-name="T28">dt-aiNet</text:span></text:span><text:span text:style-name="T28">, which incorporates a danger zone to modulate antibody concentrations. Experiments demonstrate that this approach maintains population diversity and achieves </text:span><text:span text:style-name="Strong_20_Emphasis"><text:span text:style-name="T28">smaller error values and higher success rates</text:span></text:span><text:span text:style-name="T28"> in anomaly detection compared to earlier models like CLONALG and opt-aiNet, making it a powerful framework for dynamic threat environments[11].</text:span></text:p>
      <text:p text:style-name="Text_20_body"><text:span text:style-name="T28">Fuzzy logic offers a mathematical framework for handling the imprecision and uncertainty inherent in real-world security data, where the boundary between malicious and benign activity is often gradual rather than binary. Its ability to model continuous transitions between states makes it exceptionally well-suited for applications requiring nuanced judgment. Crucially, fuzzy logic serves as a practical method to </text:span><text:span text:style-name="Strong_20_Emphasis"><text:span text:style-name="T28">digitalize deontic logic</text:span></text:span><text:span text:style-name="T28">—the formal logic of obligations, permissions, and prohibitions. This connection establishes fuzzy logic as a perfect reasoning mechanism for legal and normative applications, as it can represent and compute with "comparative norms" where an obligation or permission holds to a certain degree[12]. In practice, a phishing detection system utilizing </text:span><text:span text:style-name="Strong_20_Emphasis"><text:span text:style-name="T28">Fuzzy Rule Interpolation (FRI)</text:span></text:span><text:span text:style-name="T28"> achieved a </text:span><text:span text:style-name="Strong_20_Emphasis"><text:span text:style-name="T28">97.58% detection rate</text:span></text:span><text:span text:style-name="T28">, while a fuzzy logic-based feature engineering method for Botnet detection reached </text:span><text:span text:style-name="Strong_20_Emphasis"><text:span text:style-name="T28">99.94% accuracy</text:span></text:span><text:span text:style-name="T28">, validating its effectiveness in reducing false alerts and managing ambiguous threat indicators[13][14].</text:span></text:p>
      <text:p text:style-name="P23">Pre-trained Transformer Models like BERT and RoBERTa currently represent the state-of-the-art for nuanced text classification, such as ternary classification (hate, offensive, non-hate). Their multilayer bidirectional encoders and sophisticated attention mechanisms allow them to capture highly complex L2 semantic features[8].<text:line-break/>The increasing prevalence of sophisticated, obfuscated attacks is driving the adoption of Large Language Models (LLMs) for specialized threat analysis. LLMs can be trained to recognize the linguistic patterns and traits of specialized threat messages, such as ransomware demands, enabling them to forecast possible attack tendencies[10]. Moreover, LLMs can be utilized to decipher highly obfuscated code used in active malware campaigns, providing semantic context and simplifying complex code structures, which can often evade conventional security analysis[10].</text:p>
      <text:p text:style-name="P22"/>
      <text:p text:style-name="P2"/>
      <text:h text:style-name="P50" text:outline-level="1"><text:soft-page-break/><text:span text:style-name="T1">Experimental data </text:span><text:span text:style-name="T5">(</text:span><text:a xlink:type="simple" xlink:href="https://www.mdpi.com/2076-3417/14/22/10086" text:style-name="Standard" text:visited-style-name="Standard"><text:span text:style-name="T5">https://www.mdpi.com/2076-3417/14/22/10086</text:span></text:a><text:span text:style-name="T5">)</text:span></text:h>
      <text:p text:style-name="Text_20_body"><text:span text:style-name="T8"><text:tab/>Based on the comprehensive analysis of experiments, </text:span><text:span text:style-name="T11">conducted by different researchers</text:span><text:span text:style-name="T8"> it is evident that no single methodological approach constitutes a universal solution for social engineering detection [3, 4]. Instead, the effectiveness of a model is intrinsically linked to the specific characteristics of the detection task. Classical machine learning classifiers, such as SVM and Random Forest, provide a strong foundation for high-speed, binary classification with commendable accuracy (85.69% and 72.16%, respectively), making them suitable for initial, high-volume filtering [6]. However, their limitations in handling complex semantics and deep contextual nuances are clear. This gap is addressed by deep learning architectures, where 1D CNNs demonstrate near-perfect efficacy (99.7% accuracy) on structured data like URLs [7], and hybrid models like AutoEncoder+XGBoost show robust performance (97.24% accuracy) for complex anomalies by leveraging synergistic strengths [11], check </text:span><text:span text:style-name="T8"><text:sequence-ref text:reference-format="text" text:ref-name="refTable1">Table 2</text:sequence-ref></text:span><text:span text:style-name="T8">.</text:span><text:span text:style-name="T12"> </text:span></text:p>
      <text:p text:style-name="P27"><text:span text:style-name="T15">[</text:span><text:span text:style-name="T13">два наступні абзаци поміняв місцями з таблицею </text:span><text:span text:style-name="T14">2</text:span><text:span text:style-name="T13"> просто</text:span><text:span text:style-name="T15">]</text:span></text:p>
      <text:p text:style-name="P40"><text:span text:style-name="T12"><text:tab/></text:span><text:span text:style-name="T5">The choice between </text:span><text:span text:style-name="T4">different approaches </text:span><text:span text:style-name="T5">is often constrained by a trade-off between semantic depth and computational speed. Transformers offer the deepest semantic analysis, leading to high accuracy in complex multi-class tasks but imposing significant computational overhead, which can impede real-time performance. In contrast, CNNs are faster and more parallelizable, making them the preferred architecture for high-speed, structural filtering tasks, such as filtering hundreds of thousands of URLs per second[2] A robust deployment strategy often involves a tiered approach, utilizing efficient CNNs for high-throughput initial filtering, and reserving resource-intensive Transformer analysis for high-risk, ambiguous content flagged by the initial layer.</text:span></text:p>
      <text:p text:style-name="Text_20_body"><text:span text:style-name="T5"><text:tab/></text:span>The most promising perspective for next-generation detection systems lies in the strategic hybridization of complementary paradigms. The experimental results compellingly suggest that a monolithic approach is inferior to an integrated one. For instance, the high explainability and ability to handle normative uncertainty offered by fuzzy logic (achieving up to 99.95% accuracy) [33] could be powerfully combined with the deep semantic understanding of Transformer models (95.20% accuracy) [8] and the adaptive, novel-threat detection capabilities (91% detection rate) of Danger Theory-based Artificial Immune Systems [32]. The individual strengths of these methods—dt-AIS's contextual adaptability, Transformers' semantic depth, and fuzzy deontic logic's capacity for legalistic reasoning—indicate that their fusion could create a resilient, multi-layered defense system [10, 19]. Such a system would be capable of not only identifying known threats with high precision but also of adapting to novel attacks and making nuanced judgments in ambiguous, real-world scenarios that mirror legal and social contexts, ultimately leading to more intelligent and autonomous cybersecurity infrastructure [1, 5].</text:p>
      <text:p text:style-name="Text_20_body"/>
      <text:p text:style-name="P28">[pour some water here:)]</text:p>
      <text:p text:style-name="P38"><text:bookmark-start text:name="_Ref37069322 Copy 3"/>Table <text:sequence text:ref-name="refTable1" text:name="Table" text:formula="ooow:Table+1" style:num-format="1">2</text:sequence><text:bookmark-end text:name="_Ref37069322 Copy 3"/></text:p>
      <text:p text:style-name="P37">Frequency of Special Characters</text:p>
      <table:table table:name="Таблиця3" table:style-name="Таблиця3">
        <table:table-column table:style-name="Таблиця3.A"/>
        <table:table-column table:style-name="Таблиця3.B"/>
        <table:table-column table:style-name="Таблиця3.C"/>
        <table:table-column table:style-name="Таблиця3.D"/>
        <table:table-column table:style-name="Таблиця3.E"/>
        <table:table-row table:style-name="Таблиця3.1">
          <table:table-cell table:style-name="Таблиця3.A1" office:value-type="string">
            <text:p text:style-name="P32">№</text:p>
          </table:table-cell>
          <table:table-cell table:style-name="Таблиця3.A1" office:value-type="string">
            <text:p text:style-name="P35">Method</text:p>
          </table:table-cell>
          <table:table-cell table:style-name="Таблиця3.A1" office:value-type="string">
            <text:p text:style-name="P35">Efficiency (Performance Metric)</text:p>
          </table:table-cell>
          <table:table-cell table:style-name="Таблиця3.A1" office:value-type="string">
            <text:p text:style-name="P32">Key Dataset(s)</text:p>
          </table:table-cell>
          <table:table-cell table:style-name="Таблиця3.A1" office:value-type="string">
            <text:p text:style-name="P32">Authors</text:p>
          </table:table-cell>
        </table:table-row>
        <table:table-row table:style-name="Таблиця3.2">
          <table:table-cell table:style-name="Таблиця3.A2" office:value-type="string">
            <text:p text:style-name="P13">1</text:p>
          </table:table-cell>
          <table:table-cell table:style-name="Таблиця3.A2" office:value-type="string">
            <text:p text:style-name="P31">SVM</text:p>
          </table:table-cell>
          <table:table-cell table:style-name="Таблиця3.A2" office:value-type="string">
            <text:p text:style-name="P33">85.69% Accuracy (Binary) [6]</text:p>
          </table:table-cell>
          <table:table-cell table:style-name="Таблиця3.A2" office:value-type="string">
            <text:p text:style-name="P34">Crime Twitter Dataset [6]</text:p>
          </table:table-cell>
          <table:table-cell table:style-name="Таблиця3.A2" office:value-type="string">
            <text:p text:style-name="P34">As referenced in [6]</text:p>
          </table:table-cell>
        </table:table-row>
        <table:table-row table:style-name="Таблиця3.3">
          <table:table-cell table:style-name="Таблиця3.A3" office:value-type="string">
            <text:p text:style-name="P29">2</text:p>
          </table:table-cell>
          <table:table-cell table:style-name="Таблиця3.A3" office:value-type="string">
            <text:p text:style-name="P31">Random Forest (RF)</text:p>
          </table:table-cell>
          <table:table-cell table:style-name="Таблиця3.A3" office:value-type="string">
            <text:p text:style-name="P34">72.16% Accuracy (Multi-Class) [6]</text:p>
          </table:table-cell>
          <table:table-cell table:style-name="Таблиця3.A3" office:value-type="string">
            <text:p text:style-name="P34">Twitter Hate speech Dataset [6]</text:p>
          </table:table-cell>
          <table:table-cell table:style-name="Таблиця3.A3" office:value-type="string">
            <text:p text:style-name="P34">As referenced in [6]</text:p>
          </table:table-cell>
        </table:table-row>
        <table:table-row table:style-name="Таблиця3.4">
          <table:table-cell table:style-name="Таблиця3.A3" office:value-type="string">
            <text:p text:style-name="P13">3</text:p>
          </table:table-cell>
          <table:table-cell table:style-name="Таблиця3.A3" office:value-type="string">
            <text:p text:style-name="P31">AdaBoost</text:p>
          </table:table-cell>
          <table:table-cell table:style-name="Таблиця3.A3" office:value-type="string">
            <text:p text:style-name="P34">95.10% Accuracy [24]</text:p>
          </table:table-cell>
          <table:table-cell table:style-name="Таблиця3.A3" office:value-type="string">
            <text:p text:style-name="P34">Real-time dataset [24]</text:p>
          </table:table-cell>
          <table:table-cell table:style-name="Таблиця3.A3" office:value-type="string">
            <text:p text:style-name="P34">As referenced in [24]</text:p>
          </table:table-cell>
        </table:table-row>
        <table:table-row table:style-name="Таблиця3.5">
          <table:table-cell table:style-name="Таблиця3.A3" office:value-type="string">
            <text:p text:style-name="P13">4</text:p>
          </table:table-cell>
          <table:table-cell table:style-name="Таблиця3.A3" office:value-type="string">
            <text:p text:style-name="P31">1D CNN</text:p>
          </table:table-cell>
          <table:table-cell table:style-name="Таблиця3.A3" office:value-type="string">
            <text:p text:style-name="P34">99.7% Accuracy [7]</text:p>
          </table:table-cell>
          <table:table-cell table:style-name="Таблиця3.A3" office:value-type="string">
            <text:p text:style-name="P34">PhishTank, UNB, Alexa URLs (400k total) [7]</text:p>
          </table:table-cell>
          <table:table-cell table:style-name="Таблиця3.A3" office:value-type="string">
            <text:p text:style-name="P34">As referenced in [7]</text:p>
          </table:table-cell>
        </table:table-row>
        <table:table-row table:style-name="Таблиця3.6">
          <table:table-cell table:style-name="Таблиця3.A3" office:value-type="string">
            <text:p text:style-name="P34">5</text:p>
          </table:table-cell>
          <table:table-cell table:style-name="Таблиця3.A3" office:value-type="string">
            <text:p text:style-name="P34">Hybrid CNN + LSTM</text:p>
          </table:table-cell>
          <table:table-cell table:style-name="Таблиця3.A3" office:value-type="string">
            <text:p text:style-name="P34">97.58% Accuracy [7]</text:p>
          </table:table-cell>
          <table:table-cell table:style-name="Таблиця3.A3" office:value-type="string">
            <text:p text:style-name="P34">Phishing URLs [7]</text:p>
          </table:table-cell>
          <table:table-cell table:style-name="Таблиця3.A3" office:value-type="string">
            <text:p text:style-name="P34">Ahmadi et al. (2022) [7]</text:p>
          </table:table-cell>
        </table:table-row>
        <table:table-row table:style-name="Таблиця3.7">
          <table:table-cell table:style-name="Таблиця3.A3" office:value-type="string">
            <text:p text:style-name="P34">6</text:p>
          </table:table-cell>
          <table:table-cell table:style-name="Таблиця3.A3" office:value-type="string">
            <text:p text:style-name="P34">AutoEncoder + XGBoost (AEXB)</text:p>
          </table:table-cell>
          <table:table-cell table:style-name="Таблиця3.A3" office:value-type="string">
            <text:p text:style-name="P34">97.24% Accuracy [11]</text:p>
          </table:table-cell>
          <table:table-cell table:style-name="Таблиця3.A3" office:value-type="string">
            <text:p text:style-name="P34">IDSH (Smart Home) Dataset [11]</text:p>
          </table:table-cell>
          <table:table-cell table:style-name="Таблиця3.A3" office:value-type="string">
            <text:p text:style-name="P34">As referenced in [11]</text:p>
          </table:table-cell>
        </table:table-row>
        <table:table-row table:style-name="Таблиця3.8">
          <table:table-cell table:style-name="Таблиця3.A3" office:value-type="string">
            <text:p text:style-name="P34">7</text:p>
          </table:table-cell>
          <table:table-cell table:style-name="Таблиця3.A3" office:value-type="string">
            <text:p text:style-name="P34">AIS - Clonal Selection (CSA)</text:p>
          </table:table-cell>
          <table:table-cell table:style-name="Таблиця3.A3" office:value-type="string">
            <text:p text:style-name="P34">91% Detection Rate (DR) [32]</text:p>
          </table:table-cell>
          <table:table-cell table:style-name="Таблиця3.A3" office:value-type="string">
            <text:p text:style-name="P34">IoT Intrusion Detection [32]</text:p>
          </table:table-cell>
          <table:table-cell table:style-name="Таблиця3.A3" office:value-type="string">
            <text:p text:style-name="P34">As referenced in [32]</text:p>
          </table:table-cell>
        </table:table-row>
        <table:table-row table:style-name="Таблиця3.9">
          <table:table-cell table:style-name="Таблиця3.A3" office:value-type="string">
            <text:p text:style-name="P34">8</text:p>
          </table:table-cell>
          <table:table-cell table:style-name="Таблиця3.A3" office:value-type="string">
            <text:p text:style-name="P34">AIS - Negative Selection (NSA)</text:p>
          </table:table-cell>
          <table:table-cell table:style-name="Таблиця3.A3" office:value-type="string">
            <text:p text:style-name="P34">79% Detection Rate (DR) [32]</text:p>
          </table:table-cell>
          <table:table-cell table:style-name="Таблиця3.A3" office:value-type="string">
            <text:p text:style-name="P34">IoT Intrusion Detection [32]</text:p>
          </table:table-cell>
          <table:table-cell table:style-name="Таблиця3.A3" office:value-type="string">
            <text:p text:style-name="P34">As referenced in [32]</text:p>
          </table:table-cell>
        </table:table-row>
        <table:table-row table:style-name="Таблиця3.10">
          <table:table-cell table:style-name="Таблиця3.A3" office:value-type="string">
            <text:p text:style-name="P34">9</text:p>
          </table:table-cell>
          <table:table-cell table:style-name="Таблиця3.A3" office:value-type="string">
            <text:p text:style-name="P34">Fuzzy Logic (TSK Model)</text:p>
          </table:table-cell>
          <table:table-cell table:style-name="Таблиця3.A3" office:value-type="string">
            <text:p text:style-name="P34">99.95% Accuracy, 1.00 AUC [33]</text:p>
          </table:table-cell>
          <table:table-cell table:style-name="Таблиця3.A3" office:value-type="string">
            <text:p text:style-name="P34">235,000+ URLs (Phishing) [33]</text:p>
          </table:table-cell>
          <table:table-cell table:style-name="Таблиця3.A3" office:value-type="string">
            <text:p text:style-name="P34">Penta, P. L. S., et al. (2025) [33]</text:p>
          </table:table-cell>
        </table:table-row>
        <table:table-row table:style-name="Таблиця3.11">
          <table:table-cell table:style-name="Таблиця3.A3" office:value-type="string">
            <text:p text:style-name="P34">10</text:p>
          </table:table-cell>
          <table:table-cell table:style-name="Таблиця3.A3" office:value-type="string">
            <text:p text:style-name="P34">Fuzzy Logic (FRI)</text:p>
          </table:table-cell>
          <table:table-cell table:style-name="Таблиця3.A3" office:value-type="string">
            <text:p text:style-name="P34">97.58% Detection Rate [33]</text:p>
          </table:table-cell>
          <table:table-cell table:style-name="Таблиця3.A3" office:value-type="string">
            <text:p text:style-name="P34">Cyber-Phishing Website Detection [12]</text:p>
          </table:table-cell>
          <table:table-cell table:style-name="Таблиця3.A3" office:value-type="string">
            <text:p text:style-name="P34">Almseidin, M., et al. (2022) [33]</text:p>
          </table:table-cell>
        </table:table-row>
        <table:table-row table:style-name="Таблиця3.12">
          <table:table-cell table:style-name="Таблиця3.A3" office:value-type="string">
            <text:p text:style-name="P34">11</text:p>
          </table:table-cell>
          <table:table-cell table:style-name="Таблиця3.A3" office:value-type="string">
            <text:p text:style-name="P34">Fuzzy Logic (Botnet)</text:p>
          </table:table-cell>
          <table:table-cell table:style-name="Таблиця3.A3" office:value-type="string">
            <text:p text:style-name="P34">99.94% Accuracy [30]</text:p>
          </table:table-cell>
          <table:table-cell table:style-name="Таблиця3.A3" office:value-type="string">
            <text:p text:style-name="P34">Botnet Detection [13]</text:p>
          </table:table-cell>
          <table:table-cell table:style-name="Таблиця3.A3" office:value-type="string">
            <text:p text:style-name="P34">Al-Jarrah, O., et al. (2021) [30]</text:p>
          </table:table-cell>
        </table:table-row>
        <table:table-row table:style-name="Таблиця3.13">
          <table:table-cell table:style-name="Таблиця3.A13" office:value-type="string">
            <text:p text:style-name="P34">12</text:p>
          </table:table-cell>
          <table:table-cell table:style-name="Таблиця3.A13" office:value-type="string">
            <text:p text:style-name="P34">Transformer (RoBERTa)</text:p>
          </table:table-cell>
          <table:table-cell table:style-name="Таблиця3.A13" office:value-type="string">
            <text:p text:style-name="P34">95.20% Accuracy, 0.95 F1-Score [8]</text:p>
          </table:table-cell>
          <table:table-cell table:style-name="Таблиця3.A13" office:value-type="string">
            <text:p text:style-name="P34">Ternary Classification (hate, offensive, non-hate) [8]</text:p>
          </table:table-cell>
          <table:table-cell table:style-name="Таблиця3.A13" office:value-type="string">
            <text:p text:style-name="P34">As referenced in [8]</text:p>
          </table:table-cell>
        </table:table-row>
      </table:table>
      <text:h text:style-name="P48" text:outline-level="1" text:is-list-header="true">1) <text:a xlink:type="simple" xlink:href="https://www.researchgate.net/publication/362233726_Crime_Detection_and_Analysis_from_Social_Media_Messages_Using_Machine_Learning_and_Natural_Language_Processing_Technique" text:style-name="Internet_20_link" text:visited-style-name="Visited_20_Internet_20_Link">https://www.researchgate.net/publication/362233726_Crime_Detection_and_Analysis_from_Social_Media_Messages_Using_Machine_Learning_and_Natural_Language_Processing_Technique</text:a></text:h>
      <text:p text:style-name="P55"><text:span text:style-name="T6">2) </text:span><text:a xlink:type="simple" xlink:href="https://pmc.ncbi.nlm.nih.gov/articles/PMC11314971/" text:style-name="Internet_20_link" text:visited-style-name="Visited_20_Internet_20_Link">https://pmc.ncbi.nlm.nih.gov/articles/PMC11314971/</text:a></text:p>
      <text:p text:style-name="P56"><text:span text:style-name="T6">3) </text:span><text:a xlink:type="simple" xlink:href="https://www.mdpi.com/2076-3417/14/22/10086" text:style-name="Internet_20_link" text:visited-style-name="Visited_20_Internet_20_Link">https://www.mdpi.com/2076-3417/14/22/10086</text:a></text:p>
      <text:p text:style-name="P56"><text:span text:style-name="T6">4) </text:span><text:a xlink:type="simple" xlink:href="https://pmc.ncbi.nlm.nih.gov/articles/PMC11724893/" text:style-name="Internet_20_link" text:visited-style-name="Visited_20_Internet_20_Link">https://pmc.ncbi.nlm.nih.gov/articles/PMC11724893/</text:a></text:p>
      <text:p text:style-name="P56"><text:span text:style-name="T6">5) https://www.inderscienceonline.com/doi/abs/10.1504/IJCVR.2025.148218</text:span></text:p>
      <text:h text:style-name="P51" text:outline-level="1"><text:span text:style-name="T1">Proposed solution</text:span></text:h>
      <text:p text:style-name="P4"><text:span text:style-name="T1">Based on the analysis of the evolving social engineering landscape, a hybrid defense architecture that strategically integrates the adaptive detection of Danger Theory-based Artificial Immune Systems (dt-AIS), the profound semantic understanding of Transformers, and the normative reasoning of fuzzy deontic logic presents a promising, multi-layered solution for sophisticated threats</text:span>.</text:p>
      <text:p text:style-name="P4"/>
      <text:p text:style-name="P26">[scheme]</text:p>
      <text:p text:style-name="Text_20_body">A hybrid approach leverages the unique strengths of each paradigm to create a resilient and adaptive defense system specifically designed to counter the psychological manipulation at the core of social engineering. Transformers, which form the backbone of modern Large Language Models (LLMs), provide the foundational capability for deep semantic analysis crucial for deconstructing malicious narratives. Research suggests that the attention mechanisms in transformers can inherently perform soft, fuzzy logical operations, evaluating complex contextual relationships between pieces of information much like a differentiable logic circuit. This allows them to decipher the nuanced linguistic patterns of coercion, the persuasive triggers in fraudulent gambling advertisements, and the highly obfuscated code used in AI-generated spear-phishing and deepfake-based scams that target individuals through personalized lures. However, to counter novel, evolving attacks that lack extensive training data, this deep understanding must be paired with an adaptive detection engine. This is where Danger Theory-based Artificial Immune Systems (dt-AIS) excel. Moving beyond rigid, pre-defined patterns, dt-AIS models the body's immune response by triggering defenses based on contextual "danger signals" indicative of system harm, rather than just looking for known "non-self" patterns. This makes them exceptionally suited for identifying zero-day recruitment campaigns and novel PSYOPs by focusing on the behavioral aftermath of a successful social engineering attack, such as unusual data access patterns following a deceptive message or privilege escalation after a user is tricked into installing malware, which is a common goal in modern high-touch attacks aimed at infiltration. Finally, to bridge the gap between technical detection and human-centric, policy-based reasoning, fuzzy deontic logic can be integrated. This framework digitalizes the logic of obligations, permissions, and prohibitions, allowing the system to reason about the "should" and "should not" of user and system behavior in a world of uncertainty. It can assess whether a user's action, like approving a financial transfer based on a deepfake video call or sharing credentials due to a fabricated sense of urgency, violates corporate security policies to a certain degree, enabling the system to make nuanced judgments that mirror legal and compliance reasoning. This is crucial for mitigating the reputational and financial cascade effects of a successful breach that originated from human manipulation, effectively hardening the primary target of these advanced threats.</text:p>
      <text:h text:style-name="P46" text:outline-level="1">Future prospects</text:h>
      <text:p text:style-name="Standard"><text:span text:style-name="T28">The evolving landscape of social engineering, particularly its weaponization within the Russian hybrid warfare against Ukraine, necessitates a paradigm shift from monolithic detection systems toward adaptive, multi-paradigm Artificial Intelligence (AI) architectures. The future of defense lies in the development and refinement of sophisticated </text:span><text:span text:style-name="Strong_20_Emphasis"><text:span text:style-name="T28">Hybrid AI Detection Networks</text:span></text:span><text:span text:style-name="T28">, critically needed to counter threats ranging from demoralizing PSYOPs to credential-harvesting campaigns. These systems are envisioned to strategically integrate the profound semantic understanding of Transformer-based models, to analyze disinformation narratives in platforms like Telegram; the contextual anomaly detection of Danger Theory-based Artificial Immune Systems (dt-AIS), to identify novel malware delivery patterns such as the ClickFix technique; and the normative reasoning capabilities of fuzzy deontic logic, to navigate the complex legal frameworks governing </text:span><text:soft-page-break/><text:span text:style-name="T28">cyber operations and free speech in a democratic society at war. The primary research trajectory will involve creating seamless interoperability between these components, requiring novel fusion algorithms that enable dynamic, real-time information sharing to form a unified, cognitive security infrastructure. A critical parallel challenge is enhancing the Explainable AI (XAI) features of such a hybrid network to ensure its decisions are transparent and auditable, which is paramount for legal admissibility and operational trust, especially when responding to incidents that may be attributed to </text:span><text:span text:style-name="T31">russian </text:span><text:span text:style-name="T28">state-sponsored actors like UAC-0050 or Sandworm.</text:span></text:p>
      <text:p text:style-name="P24">Future research must also address the operational realities of modern threats, particularly the migration of adversarial activity to encrypted platforms, which are heavily exploited for everything from recruiting saboteurs to coordinating the distribution of illicit substances.</text:p>
      <text:p text:style-name="P24">This demands innovative research into cross-platform and encrypted environment monitoring, leveraging metadata, communication patterns, and federated learning to identify coordinated influence operations, without compromising core privacy principles. Concurrently, the escalating threat of AI-generated media, including "real-time" deepfakes used in <text:span text:style-name="T39">r</text:span>ussian propaganda, mandates a focused effort on multi-modal deepfake detection. This involves fusing analysis of digital artifacts from video and audio <text:span text:style-name="T39">w</text:span>ith contextual and behavioral data to holistically assess the legitimacy of synthetic content in the Ukrainian information space. Ultimately, the field must evolve from a reactive to a proactive posture. The next frontier involves leveraging the hybrid network's analytical power for predictive threat forecasting, enabling the identification of emerging narratives and coordinated inauthentic behavior patterns to facilitate pre-emptive counter-measures and campaign disruption before they achieve critical momentum and undermine national morale and security</text:p>
      <text:h text:style-name="P47" text:outline-level="1" text:is-list-header="true">Conclusion</text:h>
      <text:p text:style-name="P23"><text:span text:style-name="T38">In t</text:span>his article <text:span text:style-name="T38">w</text:span>as delineated the critical and evolving threat posed by socially engineered attacks within Ukraine's unique cybersecurity paradigm, with a specific focus on their weaponization as a central tool of hybrid warfare. The Ukrainian context provides a stark case study where social engineering transcends mere financial fraud, manifesting as targeted Information-Psychological Operations (IPSO) against the families of prisoners of war, sophisticated recruitment campaigns for sabotage via encrypted Telegram channels, and the exploitation of criminal vectors like illicit gambling and narcotics distribution to undermine social stability. The analysis confirms that traditional, rule-based security measures are fundamentally inadequate against these adaptive, psychologically astute, and increasingly AI-amplified campaigns that strategically target human vulnerability at a national scale.</text:p>
      <text:p text:style-name="Text_20_body"><text:span text:style-name="T28">In response to this complex landscape, the article has proposed a forward-looking defense framework centered on a </text:span><text:span text:style-name="Strong_20_Emphasis"><text:span text:style-name="T28">Hybrid AI Detection Network</text:span></text:span><text:span text:style-name="T28">, specifically conceptualized to address the multi-vector nature of threats in the Ukrainian theatre. This architecture is predicated on the strategic integration of complementary artificial intelligence paradigms. The profound semantic analysis and contextual understanding provided by Transformer models form the foundational layer for deciphering malicious intent in text, crucial for identifying targeted disinformation. This capability is augmented by the adaptive anomaly detection of a Danger Theory-based Artificial Immune System (dt-AIS), which introduces a crucial capacity for identifying novel, zero-day recruitment tactics and IPSO campaigns by responding to contextual "danger signals" within the Ukrainian digital ecosystem, rather than relying on known signatures. Finally, the integration of fuzzy deontic logic provides a robust mathematical framework for normative reasoning, enabling the system to assess complex scenarios—such as distinguishing between legitimate protest organization and criminal incitement to sabotage—by making nuanced judgments that mirror the ambiguous, real-world operational and legal contexts faced by Ukrainian security forces.</text:span></text:p>
      <text:p text:style-name="P23"><text:soft-page-break/>The survey o<text:span text:style-name="T38">n experimental results of different</text:span> detection methodologies substantiates this integrated approach, demonstrating that no single algorithm constitutes a universal solution for the diverse threats. Instead, the synergistic combination of deep learning for pattern recognition in social media and messaging platforms, immune-inspired systems for adaptability to novel threat vectors, and fuzzy logic for handling the uncertainty inherent in assessing human intent creates a resilient, multi-layered defense. The imperative for future research is clear: to advance the development of fusion algorithms that enable seamless interoperability between these components specifically for the Ukrainian threat landscape, to enhance the explainability of the system's decisions for operational trust and legal compliance within Ukraine's judicial framework, and to extend its capabilities into proactive threat forecasting and disruption of adversarial campaigns before they achieve critical momentum. Ultimately, the path toward mitigating the escalating risk of weaponized social engineering against Ukraine lies in building intelligent, autonomous systems that are as dynamic, adaptive, and contextually aware of the hybrid warfare environment as the state-sponsored and criminal threats they are designed to defeat.</text:p>
      <text:h text:style-name="P1" text:outline-level="1">Declaration on Generative AI</text:h>
      <text:p text:style-name="P20"><text:span text:style-name="T25">During the preparation of this work, the authors used </text:span><text:span text:style-name="T27">Gemini</text:span><text:span text:style-name="T25"> and </text:span><text:span text:style-name="T27">DeepSeek</text:span><text:span text:style-name="T25"> in order to: </text:span><text:span text:style-name="T26">Content enhancement</text:span><text:span text:style-name="T25">. After using these tool(s)/service(s), the authors reviewed and edited the content as needed and take full responsibility for the publication’s content.</text:span><text:span text:style-name="T24"> </text:span></text:p>
      <text:h text:style-name="P3" text:outline-level="1">References</text:h>
      <text:list text:style-name="WWNum4">
        <text:list-item>
          <text:p text:style-name="P57">https://www.researchgate.net/publication/364494420_Aspects_of_Social_Engineering_and_Its_Modalities_to_Countercharge_and_Prevent_It</text:p>
        </text:list-item>
        <text:list-item>
          <text:p text:style-name="P57"><text:a xlink:type="simple" xlink:href="https://www.researchgate.net/publication/358132130_Overview_of_Social_Engineering_Attacks_on_Social_Networks" text:style-name="Standard" text:visited-style-name="Standard"><text:span text:style-name="T34">https://www.researchgate.net/publication/358132130_Overview_of_Social_Engineering_Attacks_on_Social_Networks</text:span></text:a></text:p>
        </text:list-item>
        <text:list-item>
          <text:p text:style-name="P57"><text:a xlink:type="simple" xlink:href="https://papers.academic-conferences.org/index.php/iccws/article/download/40/25/62" text:style-name="Standard" text:visited-style-name="Standard"><text:span text:style-name="T34">https://papers.academic-conferences.org/index.php/iccws/article/download/40/25/62</text:span></text:a></text:p>
        </text:list-item>
        <text:list-item>
          <text:p text:style-name="P58">https://papers.academic-conferences.org/index.php/iccws/article/download/40/25/62</text:p>
        </text:list-item>
      </text:list>
      <text:p text:style-name="P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ibertinus Sans" svg:font-family="'Libertinus Sans'" style:font-family-generic="modern" style:font-pitch="variable"/>
    <style:font-face style:name="Libertinus Sans1" svg:font-family="'Libertinus Sans'" style:font-family-generic="roman" style:font-pitch="variable"/>
    <style:font-face style:name="Libertinus Serif" svg:font-family="'Libertinus Serif'" style:font-family-generic="roman"/>
    <style:font-face style:name="Libertinus Serif1" svg:font-family="'Libertinus Serif'"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423cm" style:contextual-spacing="true" fo:line-height="110%" fo:text-align="justify" style:justify-single-word="false" fo:orphans="2" fo:widows="2" fo:hyphenation-ladder-count="no-limit" fo:text-indent="0.501cm" style:auto-text-indent="false" style:punctuation-wrap="simple" style:writing-mode="lr-tb"/>
      <style:text-properties style:use-window-font-color="true" loext:opacity="0%" style:font-name="Libertinus Serif1" fo:font-family="'Libertinus Serif'"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Heading_20_1_20_Char" style:default-outline-level="1" style:class="text">
      <style:paragraph-properties fo:margin-top="0.423cm" fo:margin-bottom="0.318cm"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1.401cm" fo:margin-right="0cm" fo:margin-top="0.423cm" fo:margin-bottom="0.212cm" style:contextual-spacing="false" fo:text-indent="-1.401cm"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2.161cm" fo:margin-right="0cm" fo:text-indent="-2.161cm"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3.05cm" fo:margin-right="0cm" fo:keep-together="always" fo:text-indent="-3.05cm"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style:style>
    <style:style style:name="reference" style:family="paragraph" style:parent-style-name="Standard" style:list-style-name="WWNum4" style:list-level="1">
      <style:paragraph-properties fo:margin-left="0.751cm" fo:margin-right="0cm" fo:text-indent="-0.751cm" style:auto-text-indent="false"/>
    </style:style>
    <style:style style:name="Footnote" style:family="paragraph" loext:linked-style-name="Footnote_20_Text_20_Char" style:class="extra">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tinus Serif1" fo:font-family="'Libertinus Serif'"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language-complex="ar" style:country-complex="SA" fo:hyphenate="false" fo:hyphenation-remain-char-count="2" fo:hyphenation-push-char-count="2" loext:hyphenation-no-caps="false" loext:hyphenation-no-last-word="false" loext:hyphenation-word-char-count="no-limit" loext:hyphenation-zone="no-limit"/>
    </style:style>
    <style:style style:name="Numbered_20_list" style:display-name="Numbered list" style:family="paragraph" style:parent-style-name="Standard" style:list-style-name="WWNum2" style:list-level="1">
      <style:paragraph-properties fo:margin-top="0.423cm" fo:margin-bottom="0.423cm" style:contextual-spacing="true"/>
    </style:style>
    <style:style style:name="Title" style:family="paragraph" style:parent-style-name="Standard" style:next-style-name="Standard" loext:linked-style-name="Title_20_Char" style:class="chapter">
      <style:paragraph-properties fo:margin-left="0cm" fo:margin-right="0cm" fo:margin-top="0.494cm" fo:margin-bottom="0.494cm" style:contextual-spacing="true" fo:text-align="start" style:justify-single-word="false" fo:text-indent="0cm"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3" style:list-level="1"/>
    <style:style style:name="Abstract_20_Title" style:display-name="Abstract Title" style:family="paragraph">
      <style:paragraph-properties fo:margin-left="2cm" fo:margin-right="0cm" fo:margin-top="0.529cm" fo:margin-bottom="0cm" style:contextual-spacing="false" fo:text-align="start" style:justify-single-word="false" fo:orphans="2" fo:widows="2" fo:hyphenation-ladder-count="no-limit" fo:text-indent="0cm" style:auto-text-indent="false" style:punctuation-wrap="simple" style:writing-mode="lr-tb"/>
      <style:text-properties style:use-window-font-color="true" loext:opacity="0%" style:font-name="Libertinus Serif1" fo:font-family="'Libertinus Serif'"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University" style:family="paragraph">
      <style:paragraph-properties fo:margin-top="0cm" fo:margin-bottom="0.071cm" style:contextual-spacing="false" fo:text-align="start" style:justify-single-word="false" fo:orphans="2" fo:widows="2" fo:hyphenation-ladder-count="no-limit" style:punctuation-wrap="simple" style:writing-mode="lr-tb"/>
      <style:text-properties style:use-window-font-color="true" loext:opacity="0%" style:font-name="Libertinus Serif1" fo:font-family="'Libertinus Serif'" style:font-family-generic="roman" style:font-pitch="variable" fo:font-size="9pt" fo:language="en" fo:country="US" fo:font-style="italic" style:letter-kerning="false"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Abstract_20_Text" style:display-name="Abstract Text" style:family="paragraph">
      <style:paragraph-properties fo:margin-left="2cm" fo:margin-right="0cm" fo:margin-top="0cm" fo:margin-bottom="0cm" style:contextual-spacing="false" fo:text-align="justify" style:justify-single-word="false" fo:orphans="2" fo:widows="2" fo:hyphenation-ladder-count="no-limit" fo:text-indent="0cm" style:auto-text-indent="false" style:punctuation-wrap="simple" style:writing-mode="lr-tb"/>
      <style:text-properties style:use-window-font-color="true" loext:opacity="0%" style:font-name="Libertinus Serif1" fo:font-family="'Libertinus Serif'"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language-complex="ar" style:country-complex="SA" fo:hyphenate="false" fo:hyphenation-remain-char-count="2" fo:hyphenation-push-char-count="2" loext:hyphenation-no-caps="false" loext:hyphenation-no-last-word="false" loext:hyphenation-word-char-count="no-limit" loext:hyphenation-zone="no-limit"/>
    </style:style>
    <style:style style:name="Author_20_First_20_Name" style:display-name="Author First Name" style:family="paragraph" style:parent-style-name="Standard" loext:linked-style-name="Author_20_First_20_Name_20_Char">
      <style:paragraph-properties fo:margin-left="0cm" fo:margin-right="0cm" fo:margin-top="0.494cm" fo:margin-bottom="0.494cm" style:contextual-spacing="true" fo:text-align="start" style:justify-single-word="false" fo:text-indent="0cm"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left="0cm" fo:margin-right="0cm" fo:margin-top="0.423cm" fo:margin-bottom="0cm" style:contextual-spacing="true" fo:text-indent="0cm"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left="0cm" fo:margin-right="0cm" fo:margin-top="0cm" fo:margin-bottom="0.106cm" style:contextual-spacing="true" fo:text-indent="0cm" style:auto-text-indent="false"/>
      <style:text-properties style:font-weight-complex="bold"/>
    </style:style>
    <style:style style:name="Figure" style:family="paragraph" style:parent-style-name="Standard" style:next-style-name="Figure_20_number" style:class="extra">
      <style:paragraph-properties fo:margin-left="0cm" fo:margin-right="0cm" fo:margin-top="0.529cm" fo:margin-bottom="0.212cm" style:contextual-spacing="true" fo:text-align="center" style:justify-single-word="false" fo:text-indent="0cm"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left="0cm" fo:margin-right="0cm" fo:margin-top="0.212cm" fo:margin-bottom="0.423cm" style:contextual-spacing="true" fo:text-align="start" style:justify-single-word="false" fo:text-indent="0cm" style:auto-text-indent="false"/>
      <style:text-properties fo:font-weight="bold" style:font-weight-asian="bold"/>
    </style:style>
    <style:style style:name="caption" style:family="paragraph" style:parent-style-name="Standard" style:next-style-name="Standard">
      <style:paragraph-properties fo:margin-top="0cm" fo:margin-bottom="0.353cm" style:contextual-spacing="true"/>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Keywords_20_title" style:display-name="Keywords title" style:family="paragraph">
      <style:paragraph-properties fo:margin-left="2cm" fo:margin-right="0cm" fo:margin-top="0.388cm" fo:margin-bottom="0cm" style:contextual-spacing="false" fo:text-align="start" style:justify-single-word="false" fo:orphans="2" fo:widows="2" fo:hyphenation-ladder-count="no-limit" fo:text-indent="0cm" style:auto-text-indent="false" style:punctuation-wrap="simple" style:writing-mode="lr-tb"/>
      <style:text-properties style:use-window-font-color="true" loext:opacity="0%" style:font-name="Libertinus Serif1" fo:font-family="'Libertinus Serif'"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Keywords_20_words" style:display-name="Keywords words" style:family="paragraph">
      <style:paragraph-properties fo:margin-left="0cm" fo:margin-right="0cm" fo:margin-top="0cm" fo:margin-bottom="0.847cm" style:contextual-spacing="false" fo:text-align="start" style:justify-single-word="false" fo:orphans="2" fo:widows="2" fo:hyphenation-ladder-count="no-limit" fo:text-indent="2cm" style:auto-text-indent="false" style:punctuation-wrap="simple" style:writing-mode="lr-tb"/>
      <style:text-properties style:use-window-font-color="true" loext:opacity="0%" style:font-name="Libertinus Serif1" fo:font-family="'Libertinus Serif'"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635cm" fo:margin-right="0cm" fo:text-indent="-0.635cm" style:auto-text-indent="false"/>
    </style:style>
    <style:style style:name="Figure_20_caption" style:display-name="Figure caption" style:family="paragraph" style:parent-style-name="Standard" style:next-style-name="Standard" loext:linked-style-name="Figure_20_caption_20_Char">
      <style:paragraph-properties fo:margin-left="0cm" fo:margin-right="0cm" fo:margin-top="0.106cm" fo:margin-bottom="0.423cm" style:contextual-spacing="true" fo:text-indent="0cm"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5" style:list-level="1">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space" fo:text-indent="-0.63cm" fo:margin-left="0.63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space" fo:text-indent="-1.397cm" fo:margin-left="1.397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space" fo:text-indent="-2.159cm" fo:margin-left="2.159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space" fo:text-indent="-3.048cm" fo:margin-left="3.048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3.93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4.826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5.71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6.604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7.62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iversities_20_numbered_20_list" style:display-name="Universities numbered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1" style:display-name="Current List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2" style:display-name="Current List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3" style:display-name="Current List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4" style:display-name="Current List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5" style:display-name="Current List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99cm" fo:margin-left="1.199cm"/>
        </style:list-level-properties>
        <style:text-properties style:font-name="Symbol"/>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2cm" fo:margin-bottom="2.101cm" fo:margin-left="2.701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6T11:58:00</meta:creation-date>
    <dc:language>uk-UA</dc:language>
    <meta:print-date>2021-03-21T00:36:00</meta:print-date>
    <dc:date>2025-10-02T21:38:37.532000000</dc:date>
    <meta:editing-cycles>38</meta:editing-cycles>
    <meta:editing-duration>PT4H14M35S</meta:editing-duration>
    <meta:generator>LibreOffice/7.5.4.2$Windows_X86_64 LibreOffice_project/36ccfdc35048b057fd9854c757a8b67ec53977b6</meta:generator>
    <meta:document-statistic meta:table-count="3" meta:image-count="3" meta:object-count="0" meta:page-count="13" meta:paragraph-count="192" meta:word-count="5664" meta:character-count="43123" meta:non-whitespace-character-count="37647"/>
    <meta:user-defined meta:name="AppVersion">15.0000</meta:user-defined>
    <meta:template xlink:type="simple" xlink:actuate="onRequest" xlink:title="Normal.dotm" xlink:href=""/>
  </office:meta>
</office:document-meta>
</file>